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7.643cm"/>
    </style:style>
    <style:style style:name="co6" style:family="table-column">
      <style:table-column-properties fo:break-before="auto" style:column-width="3.503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6.29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Excel_20_Built-in_20_Explanatory_20_Text"/>
        <table:table-column table:style-name="co2" table:default-cell-style-name="Excel_20_Built-in_20_Explanatory_20_Text"/>
        <table:table-column table:style-name="co3" table:default-cell-style-name="Excel_20_Built-in_20_Explanatory_20_Text"/>
        <table:table-column table:style-name="co4" table:default-cell-style-name="Excel_20_Built-in_20_Explanatory_20_Text"/>
        <table:table-column table:style-name="co5" table:default-cell-style-name="Excel_20_Built-in_20_Explanatory_20_Text"/>
        <table:table-column table:style-name="co6" table:default-cell-style-name="Excel_20_Built-in_20_Explanatory_20_Text"/>
        <table:table-column table:style-name="co7" table:default-cell-style-name="Excel_20_Built-in_20_Explanatory_20_Text"/>
        <table:table-column table:style-name="co8" table:default-cell-style-name="Excel_20_Built-in_20_Explanatory_20_Text"/>
        <table:table-column table:style-name="co1" table:number-columns-repeated="4" table:default-cell-style-name="Default"/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ishabh mishra</text:p>
          </table:table-cell>
          <table:table-cell office:value-type="float" office:value="8796754156" calcext:value-type="float">
            <text:p>8796754156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ivyonshu</text:p>
          </table:table-cell>
          <table:table-cell office:value-type="float" office:value="9967696041" calcext:value-type="float">
            <text:p>99676960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vait patil</text:p>
          </table:table-cell>
          <table:table-cell office:value-type="float" office:value="8888810185" calcext:value-type="float">
            <text:p>8888810185</text:p>
          </table:table-cell>
          <table:table-cell office:value-type="string" calcext:value-type="string">
            <text:p>adwait1234@gmail.com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 dhurjad</text:p>
          </table:table-cell>
          <table:table-cell office:value-type="float" office:value="7841040794" calcext:value-type="float">
            <text:p>7841040794</text:p>
          </table:table-cell>
          <table:table-cell office:value-type="string" calcext:value-type="string">
            <text:p>gaurav.dhurjad@yahoo.com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ooja udawant</text:p>
          </table:table-cell>
          <table:table-cell office:value-type="float" office:value="8237319883" calcext:value-type="float">
            <text:p>8237319883</text:p>
          </table:table-cell>
          <table:table-cell table:number-columns-repeated="8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hirag Tripathy</text:p>
          </table:table-cell>
          <table:table-cell office:value-type="float" office:value="7768980224" calcext:value-type="float">
            <text:p>7768980224</text:p>
          </table:table-cell>
          <table:table-cell office:value-type="string" calcext:value-type="string">
            <text:p>clktripathy@gmail.com</text:p>
          </table:table-cell>
          <table:table-cell table:number-columns-repeated="7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ish Dhone</text:p>
          </table:table-cell>
          <table:table-cell office:value-type="float" office:value="7385711194" calcext:value-type="float">
            <text:p>7385711194</text:p>
          </table:table-cell>
          <table:table-cell office:value-type="string" calcext:value-type="string">
            <text:p>ashishdhone12165@gmail.com</text:p>
          </table:table-cell>
          <table:table-cell office:value-type="string" calcext:value-type="string">
            <text:p>Kapil Kamble</text:p>
          </table:table-cell>
          <table:table-cell office:value-type="float" office:value="7040590870" calcext:value-type="float">
            <text:p>7040590870</text:p>
          </table:table-cell>
          <table:table-cell office:value-type="string" calcext:value-type="string">
            <text:p>kapilk0207@gmail.com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Garg</text:p>
          </table:table-cell>
          <table:table-cell office:value-type="float" office:value="9850468528" calcext:value-type="float">
            <text:p>9850468528</text:p>
          </table:table-cell>
          <table:table-cell office:value-type="string" calcext:value-type="string">
            <text:p>nikhilgarg@gmail.com</text:p>
          </table:table-cell>
          <table:table-cell office:value-type="string" calcext:value-type="string">
            <text:p>Anurag Kulkarni</text:p>
          </table:table-cell>
          <table:table-cell office:value-type="float" office:value="9422537648" calcext:value-type="float">
            <text:p>9422537648</text:p>
          </table:table-cell>
          <table:table-cell office:value-type="string" calcext:value-type="string">
            <text:p>anurag.kulkarni98@gmail.com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iket Jire</text:p>
          </table:table-cell>
          <table:table-cell office:value-type="float" office:value="9168281216" calcext:value-type="float">
            <text:p>9168281216</text:p>
          </table:table-cell>
          <table:table-cell office:value-type="string" calcext:value-type="string">
            <text:p>aniketjire@gmail.com</text:p>
          </table:table-cell>
          <table:table-cell table:number-columns-repeated="7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ita Kengar</text:p>
          </table:table-cell>
          <table:table-cell office:value-type="float" office:value="8798721559" calcext:value-type="float">
            <text:p>8798721559</text:p>
          </table:table-cell>
          <table:table-cell office:value-type="string" calcext:value-type="string">
            <text:p>pranitakengar8@gmail.com</text:p>
          </table:table-cell>
          <table:table-cell office:value-type="string" calcext:value-type="string">
            <text:p>Kajal Hargunai</text:p>
          </table:table-cell>
          <table:table-cell office:value-type="float" office:value="7350083075" calcext:value-type="float">
            <text:p>7350083075</text:p>
          </table:table-cell>
          <table:table-cell table:number-columns-repeated="5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nil More</text:p>
          </table:table-cell>
          <table:table-cell office:value-type="float" office:value="8055287997" calcext:value-type="float">
            <text:p>8055287997</text:p>
          </table:table-cell>
          <table:table-cell office:value-type="string" calcext:value-type="string">
            <text:p>sunilnhone@yahoo.com</text:p>
          </table:table-cell>
          <table:table-cell office:value-type="string" calcext:value-type="string">
            <text:p>Rishal Gawade</text:p>
          </table:table-cell>
          <table:table-cell office:value-type="float" office:value="7709088251" calcext:value-type="float">
            <text:p>7709088251</text:p>
          </table:table-cell>
          <table:table-cell office:value-type="string" calcext:value-type="string">
            <text:p>rishalgawade1@gmail.com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eya Gaikwad</text:p>
          </table:table-cell>
          <table:table-cell office:value-type="float" office:value="7507411985" calcext:value-type="float">
            <text:p>7507411985</text:p>
          </table:table-cell>
          <table:table-cell office:value-type="string" calcext:value-type="string">
            <text:p>shree.sg98@gmail.com</text:p>
          </table:table-cell>
          <table:table-cell table:number-columns-repeated="7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shay Phadnis </text:p>
          </table:table-cell>
          <table:table-cell/>
          <table:table-cell office:value-type="string" calcext:value-type="string">
            <text:p>akshayphadnis1994@gmail.com</text:p>
          </table:table-cell>
          <table:table-cell office:value-type="string" calcext:value-type="string">
            <text:p>Abdul Wasay</text:p>
          </table:table-cell>
          <table:table-cell office:value-type="float" office:value="9922131178" calcext:value-type="float">
            <text:p>9922131178</text:p>
          </table:table-cell>
          <table:table-cell table:number-columns-repeated="5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kush Pathak</text:p>
          </table:table-cell>
          <table:table-cell office:value-type="float" office:value="8796955259" calcext:value-type="float">
            <text:p>8796955259</text:p>
          </table:table-cell>
          <table:table-cell office:value-type="string" calcext:value-type="string">
            <text:p>ankush.pathak151196@gmail.com</text:p>
          </table:table-cell>
          <table:table-cell office:value-type="string" calcext:value-type="string">
            <text:p>Chandan Singh</text:p>
          </table:table-cell>
          <table:table-cell office:value-type="float" office:value="9665779206" calcext:value-type="float">
            <text:p>9665779206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 G Kartik</text:p>
          </table:table-cell>
          <table:table-cell office:value-type="float" office:value="7028443202" calcext:value-type="float">
            <text:p>7028443202</text:p>
          </table:table-cell>
          <table:table-cell office:value-type="string" calcext:value-type="string">
            <text:p>sgkartik14091995@gmail.com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ohan Sonawane</text:p>
          </table:table-cell>
          <table:table-cell office:value-type="float" office:value="8390739983" calcext:value-type="float">
            <text:p>8390739983</text:p>
          </table:table-cell>
          <table:table-cell office:value-type="string" calcext:value-type="string">
            <text:p>rohansonawane010296@gmail.com</text:p>
          </table:table-cell>
          <table:table-cell table:number-columns-repeated="6"/>
          <table:table-cell table:style-name="Excel_20_Built-in_20_Explanatory_20_Text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ar Bviade</text:p>
          </table:table-cell>
          <table:table-cell office:value-type="float" office:value="8411936170" calcext:value-type="float">
            <text:p>8411936170</text:p>
          </table:table-cell>
          <table:table-cell office:value-type="string" calcext:value-type="string">
            <text:p>omkarbviade20@gmail.com</text:p>
          </table:table-cell>
          <table:table-cell office:value-type="string" calcext:value-type="string">
            <text:p>Mohit</text:p>
          </table:table-cell>
          <table:table-cell office:value-type="float" office:value="9021344769" calcext:value-type="float">
            <text:p>9021344769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omal Kokare</text:p>
          </table:table-cell>
          <table:table-cell office:value-type="float" office:value="8007344720" calcext:value-type="float">
            <text:p>8007344720</text:p>
          </table:table-cell>
          <table:table-cell office:value-type="string" calcext:value-type="string">
            <text:p>kskokare22@gmail.com</text:p>
          </table:table-cell>
          <table:table-cell office:value-type="string" calcext:value-type="string">
            <text:p>Shivani Gogavle</text:p>
          </table:table-cell>
          <table:table-cell office:value-type="float" office:value="8806621600" calcext:value-type="float">
            <text:p>8806621600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nket Thakre</text:p>
          </table:table-cell>
          <table:table-cell office:value-type="float" office:value="8380837852" calcext:value-type="float">
            <text:p>8380837852</text:p>
          </table:table-cell>
          <table:table-cell office:value-type="string" calcext:value-type="string">
            <text:p>thakresanket01@gmail.com</text:p>
          </table:table-cell>
          <table:table-cell office:value-type="string" calcext:value-type="string">
            <text:p>Savan Nahar</text:p>
          </table:table-cell>
          <table:table-cell office:value-type="float" office:value="9028333089" calcext:value-type="float">
            <text:p>9028333089</text:p>
          </table:table-cell>
          <table:table-cell office:value-type="string" calcext:value-type="string">
            <text:p>jarvisxxx@hotmail.com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tharva Nirale</text:p>
          </table:table-cell>
          <table:table-cell office:value-type="float" office:value="8888590591" calcext:value-type="float">
            <text:p>8888590591</text:p>
          </table:table-cell>
          <table:table-cell office:value-type="string" calcext:value-type="string">
            <text:p>atharva.nirale@gmail.com</text:p>
          </table:table-cell>
          <table:table-cell office:value-type="string" calcext:value-type="string">
            <text:p>Pratik Patil</text:p>
          </table:table-cell>
          <table:table-cell office:value-type="float" office:value="9158814409" calcext:value-type="float">
            <text:p>9158814409</text:p>
          </table:table-cell>
          <table:table-cell office:value-type="string" calcext:value-type="string">
            <text:p>meet.urpratik@gmail.com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hananjay Uday Gavade</text:p>
          </table:table-cell>
          <table:table-cell office:value-type="float" office:value="8446770995" calcext:value-type="float">
            <text:p>8446770995</text:p>
          </table:table-cell>
          <table:table-cell/>
          <table:table-cell office:value-type="string" calcext:value-type="string">
            <text:p>Ashitosh Bhade</text:p>
          </table:table-cell>
          <table:table-cell office:value-type="float" office:value="9168984080" calcext:value-type="float">
            <text:p>9168984080</text:p>
          </table:table-cell>
          <table:table-cell office:value-type="string" calcext:value-type="string">
            <text:p>ashitosh.bhade@gmail.com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shant</text:p>
          </table:table-cell>
          <table:table-cell office:value-type="float" office:value="9594752396" calcext:value-type="float">
            <text:p>9594752396</text:p>
          </table:table-cell>
          <table:table-cell office:value-type="string" calcext:value-type="string">
            <text:p>hs192120@gmail.com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hinmay kodaganur</text:p>
          </table:table-cell>
          <table:table-cell office:value-type="float" office:value="7738929422" calcext:value-type="float">
            <text:p>7738929422</text:p>
          </table:table-cell>
          <table:table-cell office:value-type="string" calcext:value-type="string">
            <text:p>ckodag15@gmail.com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dit Chokshi</text:p>
          </table:table-cell>
          <table:table-cell office:value-type="float" office:value="9099928470" calcext:value-type="float">
            <text:p>9099928470</text:p>
          </table:table-cell>
          <table:table-cell office:value-type="string" calcext:value-type="string">
            <text:p>vidit261@gmail.com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vi Saxena</text:p>
          </table:table-cell>
          <table:table-cell office:value-type="float" office:value="7895562128" calcext:value-type="float">
            <text:p>7895562128</text:p>
          </table:table-cell>
          <table:table-cell office:value-type="string" calcext:value-type="string">
            <text:p>avi.sxn92@gmail.com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lok Parida</text:p>
          </table:table-cell>
          <table:table-cell office:value-type="float" office:value="9820244277" calcext:value-type="float">
            <text:p>9820244277</text:p>
          </table:table-cell>
          <table:table-cell office:value-type="string" calcext:value-type="string">
            <text:p>shlokparida@gmail.com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urus Sethna</text:p>
          </table:table-cell>
          <table:table-cell office:value-type="float" office:value="9011081302" calcext:value-type="float">
            <text:p>9011081302</text:p>
          </table:table-cell>
          <table:table-cell office:value-type="string" calcext:value-type="string">
            <text:p>Kuruss@gmail.com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Nalawade</text:p>
          </table:table-cell>
          <table:table-cell office:value-type="float" office:value="7875798462" calcext:value-type="float">
            <text:p>7875798462</text:p>
          </table:table-cell>
          <table:table-cell office:value-type="string" calcext:value-type="string">
            <text:p>abhisnalawade95@gmail.com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and Pande</text:p>
          </table:table-cell>
          <table:table-cell office:value-type="float" office:value="8275496110" calcext:value-type="float">
            <text:p>8275496110</text:p>
          </table:table-cell>
          <table:table-cell office:value-type="string" calcext:value-type="string">
            <text:p>anandpande@outlook.com</text:p>
          </table:table-cell>
          <table:table-cell office:value-type="string" calcext:value-type="string">
            <text:p>Piyush Bhalerao</text:p>
          </table:table-cell>
          <table:table-cell office:value-type="float" office:value="9423035830" calcext:value-type="float">
            <text:p>942303583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tan Jadhav</text:p>
          </table:table-cell>
          <table:table-cell office:value-type="float" office:value="9764827426" calcext:value-type="float">
            <text:p>9764827426</text:p>
          </table:table-cell>
          <table:table-cell office:value-type="string" calcext:value-type="string">
            <text:p>jadhavketan14@gmail.com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huta Joshi</text:p>
          </table:table-cell>
          <table:table-cell office:value-type="float" office:value="9922024868" calcext:value-type="float">
            <text:p>9922024868</text:p>
          </table:table-cell>
          <table:table-cell office:value-type="string" calcext:value-type="string">
            <text:p>rcj9719@gmail.com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ankaj Jahagirdar</text:p>
          </table:table-cell>
          <table:table-cell office:value-type="float" office:value="9028185384" calcext:value-type="float">
            <text:p>9028185384</text:p>
          </table:table-cell>
          <table:table-cell office:value-type="string" calcext:value-type="string">
            <text:p>pankajjahagirdar@ymail.com</text:p>
          </table:table-cell>
          <table:table-cell office:value-type="string" calcext:value-type="string">
            <text:p>Saransh Dhirendave</text:p>
          </table:table-cell>
          <table:table-cell office:value-type="float" office:value="7219244301" calcext:value-type="float">
            <text:p>7219244301</text:p>
          </table:table-cell>
          <table:table-cell office:value-type="string" calcext:value-type="string">
            <text:p>saransh.dave@gmail.com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ayush Garhwal</text:p>
          </table:table-cell>
          <table:table-cell office:value-type="float" office:value="7720090742" calcext:value-type="float">
            <text:p>7720090742</text:p>
          </table:table-cell>
          <table:table-cell office:value-type="string" calcext:value-type="string">
            <text:p>aayushgarhwal@gmail.com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ngi Saste</text:p>
          </table:table-cell>
          <table:table-cell office:value-type="float" office:value="9870045928" calcext:value-type="float">
            <text:p>9870045928</text:p>
          </table:table-cell>
          <table:table-cell office:value-type="string" calcext:value-type="string">
            <text:p>shubs96@gmail.com</text:p>
          </table:table-cell>
          <table:table-cell office:value-type="string" calcext:value-type="string">
            <text:p>Poorva Patil</text:p>
          </table:table-cell>
          <table:table-cell office:value-type="float" office:value="7741975014" calcext:value-type="float">
            <text:p>7741975014</text:p>
          </table:table-cell>
          <table:table-cell office:value-type="string" calcext:value-type="string">
            <text:p><text:s/>-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addha Mandekar</text:p>
          </table:table-cell>
          <table:table-cell office:value-type="float" office:value="9096512103" calcext:value-type="float">
            <text:p>9096512103</text:p>
          </table:table-cell>
          <table:table-cell office:value-type="string" calcext:value-type="string">
            <text:p>shraddhamandekar@gmail.com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shmi Sarode</text:p>
          </table:table-cell>
          <table:table-cell office:value-type="float" office:value="8855946253" calcext:value-type="float">
            <text:p>8855946253</text:p>
          </table:table-cell>
          <table:table-cell office:value-type="string" calcext:value-type="string">
            <text:p>rashmisarode24@gmail.com</text:p>
          </table:table-cell>
          <table:table-cell office:value-type="string" calcext:value-type="string">
            <text:p>Harshad Parmar</text:p>
          </table:table-cell>
          <table:table-cell office:value-type="float" office:value="9890528828" calcext:value-type="float">
            <text:p>9890528828</text:p>
          </table:table-cell>
          <table:table-cell office:value-type="string" calcext:value-type="string">
            <text:p>harshad99parmar@gmail.com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Leena Pawar</text:p>
          </table:table-cell>
          <table:table-cell office:value-type="float" office:value="8446474169" calcext:value-type="float">
            <text:p>8446474169</text:p>
          </table:table-cell>
          <table:table-cell office:value-type="string" calcext:value-type="string">
            <text:p>leenapawar152@gmail.com</text:p>
          </table:table-cell>
          <table:table-cell office:value-type="string" calcext:value-type="string">
            <text:p>Devyani Pandhare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devyanipandhare88@gmail.com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hairyasheel Sutar</text:p>
          </table:table-cell>
          <table:table-cell office:value-type="float" office:value="7840973429" calcext:value-type="float">
            <text:p>7840973429</text:p>
          </table:table-cell>
          <table:table-cell office:value-type="string" calcext:value-type="string">
            <text:p>sutardhairya98@gmail.com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yog Khochikor</text:p>
          </table:table-cell>
          <table:table-cell office:value-type="float" office:value="7798696261" calcext:value-type="float">
            <text:p>7798696261</text:p>
          </table:table-cell>
          <table:table-cell office:value-type="string" calcext:value-type="string">
            <text:p>skhochikor9@gmail.com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etika Ghag</text:p>
          </table:table-cell>
          <table:table-cell office:value-type="float" office:value="9833441895" calcext:value-type="float">
            <text:p>9833441895</text:p>
          </table:table-cell>
          <table:table-cell office:value-type="string" calcext:value-type="string">
            <text:p>ghagreetika@gmail.com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i Kannamwar</text:p>
          </table:table-cell>
          <table:table-cell office:value-type="float" office:value="9881153150" calcext:value-type="float">
            <text:p>9881153150</text:p>
          </table:table-cell>
          <table:table-cell office:value-type="string" calcext:value-type="string">
            <text:p>aditi.kannamwar@gmail.com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Ishaan Ballal</text:p>
          </table:table-cell>
          <table:table-cell office:value-type="float" office:value="9158571746" calcext:value-type="float">
            <text:p>9158571746</text:p>
          </table:table-cell>
          <table:table-cell office:value-type="string" calcext:value-type="string">
            <text:p>ishaanballal21@gmail.com</text:p>
          </table:table-cell>
          <table:table-cell office:value-type="string" calcext:value-type="string">
            <text:p>Jeevan Chede</text:p>
          </table:table-cell>
          <table:table-cell office:value-type="float" office:value="8983384817" calcext:value-type="float">
            <text:p>8983384817</text:p>
          </table:table-cell>
          <table:table-cell office:value-type="string" calcext:value-type="string">
            <text:p>chedejeevan@gmail.com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ANVI GAIKWAD </text:p>
          </table:table-cell>
          <table:table-cell office:value-type="float" office:value="9423030292" calcext:value-type="float">
            <text:p>9423030292</text:p>
          </table:table-cell>
          <table:table-cell office:value-type="string" calcext:value-type="string">
            <text:p>tanviwhis@gmail.com</text:p>
          </table:table-cell>
          <table:table-cell table:number-columns-repeated="7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HIMA GAGGAD</text:p>
          </table:table-cell>
          <table:table-cell office:value-type="float" office:value="9823075031" calcext:value-type="float">
            <text:p>9823075031</text:p>
          </table:table-cell>
          <table:table-cell office:value-type="string" calcext:value-type="string">
            <text:p>mahimagaggad@gmail.com</text:p>
          </table:table-cell>
          <table:table-cell table:number-columns-repeated="7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KAUDIA</text:p>
          </table:table-cell>
          <table:table-cell office:value-type="float" office:value="8696583457" calcext:value-type="float">
            <text:p>8696583457</text:p>
          </table:table-cell>
          <table:table-cell office:value-type="string" calcext:value-type="string">
            <text:p>adityakavdia10@gmail.com</text:p>
          </table:table-cell>
          <table:table-cell table:number-columns-repeated="7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KSHI PAYASI</text:p>
          </table:table-cell>
          <table:table-cell office:value-type="float" office:value="8806477240" calcext:value-type="float">
            <text:p>8806477240</text:p>
          </table:table-cell>
          <table:table-cell office:value-type="string" calcext:value-type="string">
            <text:p>sakshipayasi2611@gmail.com</text:p>
          </table:table-cell>
          <table:table-cell office:value-type="string" calcext:value-type="string">
            <text:p>KRITI KSTYAYAN</text:p>
          </table:table-cell>
          <table:table-cell office:value-type="float" office:value="9473507210" calcext:value-type="float">
            <text:p>9473507210</text:p>
          </table:table-cell>
          <table:table-cell office:value-type="string" calcext:value-type="string">
            <text:p>mkriti69@gmail.com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BHUMIKA SAINI</text:p>
          </table:table-cell>
          <table:table-cell office:value-type="float" office:value="7720966641" calcext:value-type="float">
            <text:p>7720966641</text:p>
          </table:table-cell>
          <table:table-cell office:value-type="string" calcext:value-type="string">
            <text:p>bs98.saini@gmail.com</text:p>
          </table:table-cell>
          <table:table-cell office:value-type="string" calcext:value-type="string">
            <text:p>ARPAN SRIVASIAVA</text:p>
          </table:table-cell>
          <table:table-cell office:value-type="float" office:value="9767345940" calcext:value-type="float">
            <text:p>9767345940</text:p>
          </table:table-cell>
          <table:table-cell office:value-type="string" calcext:value-type="string">
            <text:p>arpansri98@gmail.com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ERAV PANDEY</text:p>
          </table:table-cell>
          <table:table-cell office:value-type="float" office:value="9011854568" calcext:value-type="float">
            <text:p>9011854568</text:p>
          </table:table-cell>
          <table:table-cell office:value-type="string" calcext:value-type="string">
            <text:p>neeravpandey24@gmail.com</text:p>
          </table:table-cell>
          <table:table-cell table:number-columns-repeated="7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KSHAM TRIVEDI</text:p>
          </table:table-cell>
          <table:table-cell office:value-type="float" office:value="9130592672" calcext:value-type="float">
            <text:p>9130592672</text:p>
          </table:table-cell>
          <table:table-cell office:value-type="string" calcext:value-type="string">
            <text:p>sakstrivedi@gmail.com</text:p>
          </table:table-cell>
          <table:table-cell table:number-columns-repeated="7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BARIKAR </text:p>
          </table:table-cell>
          <table:table-cell office:value-type="float" office:value="9960415923" calcext:value-type="float">
            <text:p>9960415923</text:p>
          </table:table-cell>
          <table:table-cell office:value-type="string" calcext:value-type="string">
            <text:p>adityabarikar2@gmail.com</text:p>
          </table:table-cell>
          <table:table-cell office:value-type="string" calcext:value-type="string">
            <text:p>HITESH PARIHAR</text:p>
          </table:table-cell>
          <table:table-cell/>
          <table:table-cell office:value-type="string" calcext:value-type="string">
            <text:p>thehiteshparihar@gmail.com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PATIL </text:p>
          </table:table-cell>
          <table:table-cell office:value-type="float" office:value="9921038947" calcext:value-type="float">
            <text:p>9921038947</text:p>
          </table:table-cell>
          <table:table-cell office:value-type="string" calcext:value-type="string">
            <text:p>adityaskp9@gmail.com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Tagad</text:p>
          </table:table-cell>
          <table:table-cell office:value-type="float" office:value="7385988743" calcext:value-type="float">
            <text:p>7385988743</text:p>
          </table:table-cell>
          <table:table-cell office:value-type="string" calcext:value-type="string">
            <text:p>shubham.tagad22@gmail.com</text:p>
          </table:table-cell>
          <table:table-cell office:value-type="string" calcext:value-type="string">
            <text:p>Aditya Telang</text:p>
          </table:table-cell>
          <table:table-cell office:value-type="float" office:value="8237280893" calcext:value-type="float">
            <text:p>8237280893</text:p>
          </table:table-cell>
          <table:table-cell office:value-type="string" calcext:value-type="string">
            <text:p>adityatelang220@gmail.com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Agrawal</text:p>
          </table:table-cell>
          <table:table-cell office:value-type="float" office:value="9595755699" calcext:value-type="float">
            <text:p>9595755699</text:p>
          </table:table-cell>
          <table:table-cell office:value-type="string" calcext:value-type="string">
            <text:p>sahil.v.agrawal@gamil.com</text:p>
          </table:table-cell>
          <table:table-cell office:value-type="string" calcext:value-type="string">
            <text:p>Shreya Kaushik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aunak Deshpande</text:p>
          </table:table-cell>
          <table:table-cell office:value-type="float" office:value="9325707700" calcext:value-type="float">
            <text:p>9325707700</text:p>
          </table:table-cell>
          <table:table-cell office:value-type="string" calcext:value-type="string">
            <text:p>shaunsea2@gmail.com</text:p>
          </table:table-cell>
          <table:table-cell office:value-type="string" calcext:value-type="string">
            <text:p>Shlok Choudhari</text:p>
          </table:table-cell>
          <table:table-cell office:value-type="float" office:value="8888082866" calcext:value-type="float">
            <text:p>8888082866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y Chauhan</text:p>
          </table:table-cell>
          <table:table-cell office:value-type="float" office:value="8975234002" calcext:value-type="float">
            <text:p>8975234002</text:p>
          </table:table-cell>
          <table:table-cell office:value-type="string" calcext:value-type="string">
            <text:p>pranaychauhan2@gmail.com</text:p>
          </table:table-cell>
          <table:table-cell office:value-type="string" calcext:value-type="string">
            <text:p>Pavan Bharambe</text:p>
          </table:table-cell>
          <table:table-cell office:value-type="float" office:value="8855068646" calcext:value-type="float">
            <text:p>8855068646</text:p>
          </table:table-cell>
          <table:table-cell office:value-type="string" calcext:value-type="string">
            <text:p>pavanbharambe23@gmail.com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kush Chilbule</text:p>
          </table:table-cell>
          <table:table-cell office:value-type="float" office:value="7776853600" calcext:value-type="float">
            <text:p>7776853600</text:p>
          </table:table-cell>
          <table:table-cell office:value-type="string" calcext:value-type="string">
            <text:p>ankushchilbule7@gmail.com</text:p>
          </table:table-cell>
          <table:table-cell office:value-type="string" calcext:value-type="string">
            <text:p>Ashrutha Goramane</text:p>
          </table:table-cell>
          <table:table-cell office:value-type="float" office:value="9823202720" calcext:value-type="float">
            <text:p>9823202720</text:p>
          </table:table-cell>
          <table:table-cell office:value-type="string" calcext:value-type="string">
            <text:p>ashrutha.goramane@gmail.com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ghana Reddy</text:p>
          </table:table-cell>
          <table:table-cell office:value-type="float" office:value="8805990864" calcext:value-type="float">
            <text:p>8805990864</text:p>
          </table:table-cell>
          <table:table-cell office:value-type="string" calcext:value-type="string">
            <text:p>meghanareddyscoe@gmail.com</text:p>
          </table:table-cell>
          <table:table-cell office:value-type="string" calcext:value-type="string">
            <text:p>Agrawal Rochak</text:p>
          </table:table-cell>
          <table:table-cell office:value-type="float" office:value="8806276660" calcext:value-type="float">
            <text:p>8806276660</text:p>
          </table:table-cell>
          <table:table-cell office:value-type="string" calcext:value-type="string">
            <text:p>24rochak@gmail.com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purva Maheshwari</text:p>
          </table:table-cell>
          <table:table-cell office:value-type="float" office:value="9982049588" calcext:value-type="float">
            <text:p>9982049588</text:p>
          </table:table-cell>
          <table:table-cell/>
          <table:table-cell office:value-type="string" calcext:value-type="string">
            <text:p>Aditi Sonar</text:p>
          </table:table-cell>
          <table:table-cell office:value-type="float" office:value="9595795424" calcext:value-type="float">
            <text:p>9595795424</text:p>
          </table:table-cell>
          <table:table-cell office:value-type="string" calcext:value-type="string">
            <text:p>aditisonar1997@gmail.com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v Acharekar</text:p>
          </table:table-cell>
          <table:table-cell office:value-type="float" office:value="7507330473" calcext:value-type="float">
            <text:p>7507330473</text:p>
          </table:table-cell>
          <table:table-cell office:value-type="string" calcext:value-type="string">
            <text:p>pranav.acharekar@gmail.com</text:p>
          </table:table-cell>
          <table:table-cell office:value-type="string" calcext:value-type="string">
            <text:p>Chetan Chauhan</text:p>
          </table:table-cell>
          <table:table-cell office:value-type="float" office:value="9762822291" calcext:value-type="float">
            <text:p>9762822291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imanshu Agrawal</text:p>
          </table:table-cell>
          <table:table-cell office:value-type="float" office:value="8277822234" calcext:value-type="float">
            <text:p>8277822234</text:p>
          </table:table-cell>
          <table:table-cell office:value-type="string" calcext:value-type="string">
            <text:p>HimanAgrawal1001@gmail.com</text:p>
          </table:table-cell>
          <table:table-cell office:value-type="string" calcext:value-type="string">
            <text:p>Rajat Pawar</text:p>
          </table:table-cell>
          <table:table-cell/>
          <table:table-cell office:value-type="string" calcext:value-type="string">
            <text:p>rajat.pawar100@gmail.com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nde Chetan </text:p>
          </table:table-cell>
          <table:table-cell office:value-type="float" office:value="9923369680" calcext:value-type="float">
            <text:p>9923369680</text:p>
          </table:table-cell>
          <table:table-cell office:value-type="string" calcext:value-type="string">
            <text:p>chetanshinde2001@gmail.com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havab Gujar</text:p>
          </table:table-cell>
          <table:table-cell office:value-type="float" office:value="9850039060" calcext:value-type="float">
            <text:p>9850039060</text:p>
          </table:table-cell>
          <table:table-cell office:value-type="string" calcext:value-type="string">
            <text:p>dhvlgjr@gmail.com</text:p>
          </table:table-cell>
          <table:table-cell office:value-type="string" calcext:value-type="string">
            <text:p>Pranav Budhwant</text:p>
          </table:table-cell>
          <table:table-cell office:value-type="float" office:value="7030125663" calcext:value-type="float">
            <text:p>7030125663</text:p>
          </table:table-cell>
          <table:table-cell office:value-type="string" calcext:value-type="string">
            <text:p>pranavbudhwant@gmail.com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ura Avachat</text:p>
          </table:table-cell>
          <table:table-cell office:value-type="float" office:value="9767334648" calcext:value-type="float">
            <text:p>9767334648</text:p>
          </table:table-cell>
          <table:table-cell office:value-type="string" calcext:value-type="string">
            <text:p>madhuraavachat@yahoo.co.in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yur Choudhary</text:p>
          </table:table-cell>
          <table:table-cell office:value-type="float" office:value="7506152760" calcext:value-type="float">
            <text:p>7506152760</text:p>
          </table:table-cell>
          <table:table-cell office:value-type="string" calcext:value-type="string">
            <text:p>mayur6@gmail.com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ohini Patil</text:p>
          </table:table-cell>
          <table:table-cell office:value-type="float" office:value="8275526690" calcext:value-type="float">
            <text:p>8275526690</text:p>
          </table:table-cell>
          <table:table-cell office:value-type="string" calcext:value-type="string">
            <text:p>mohiniudaypatil@gmail.com</text:p>
          </table:table-cell>
          <table:table-cell office:value-type="string" calcext:value-type="string">
            <text:p>Skyraw Reddy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tuja Lathkar</text:p>
          </table:table-cell>
          <table:table-cell office:value-type="float" office:value="8275526690" calcext:value-type="float">
            <text:p>8275526690</text:p>
          </table:table-cell>
          <table:table-cell office:value-type="string" calcext:value-type="string">
            <text:p>mohiniudaypatil@gmail.com</text:p>
          </table:table-cell>
          <table:table-cell office:value-type="string" calcext:value-type="string">
            <text:p>Nishita Kharche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hinmay Saraf</text:p>
          </table:table-cell>
          <table:table-cell office:value-type="float" office:value="9403311498" calcext:value-type="float">
            <text:p>9403311498</text:p>
          </table:table-cell>
          <table:table-cell office:value-type="string" calcext:value-type="string">
            <text:p>chimnay.saraf98@gmail.com</text:p>
          </table:table-cell>
          <table:table-cell office:value-type="string" calcext:value-type="string">
            <text:p>Rushikesh Karad</text:p>
          </table:table-cell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VIN DASS </text:p>
          </table:table-cell>
          <table:table-cell office:value-type="float" office:value="8231450928" calcext:value-type="float">
            <text:p>8231450928</text:p>
          </table:table-cell>
          <table:table-cell office:value-type="string" calcext:value-type="string">
            <text:p>kevindass9@gmail.com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wait Joshi</text:p>
          </table:table-cell>
          <table:table-cell office:value-type="float" office:value="8975145404" calcext:value-type="float">
            <text:p>8975145404</text:p>
          </table:table-cell>
          <table:table-cell office:value-type="string" calcext:value-type="string">
            <text:p>adujosh28@gmail.com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unka Saha, TE</text:p>
          </table:table-cell>
          <table:table-cell office:value-type="float" office:value="9545385095" calcext:value-type="float">
            <text:p>9545385095</text:p>
          </table:table-cell>
          <table:table-cell office:value-type="string" calcext:value-type="string">
            <text:p>sounaksaha5@gmail.com</text:p>
          </table:table-cell>
          <table:table-cell office:value-type="string" calcext:value-type="string">
            <text:p>Sumeet Pawar</text:p>
          </table:table-cell>
          <table:table-cell office:value-type="float" office:value="9921718316" calcext:value-type="float">
            <text:p>9921718316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ushar Mahajan, TE</text:p>
          </table:table-cell>
          <table:table-cell office:value-type="float" office:value="7066409871" calcext:value-type="float">
            <text:p>7066409871</text:p>
          </table:table-cell>
          <table:table-cell office:value-type="string" calcext:value-type="string">
            <text:p>tush974@gmail.com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Armal, TE</text:p>
          </table:table-cell>
          <table:table-cell office:value-type="float" office:value="9545888527" calcext:value-type="float">
            <text:p>9545888527</text:p>
          </table:table-cell>
          <table:table-cell office:value-type="string" calcext:value-type="string">
            <text:p>mr.adityaarmal@gmail.com</text:p>
          </table:table-cell>
          <table:table-cell office:value-type="string" calcext:value-type="string">
            <text:p>Nikhil Ahire</text:p>
          </table:table-cell>
          <table:table-cell office:value-type="float" office:value="8605898542" calcext:value-type="float">
            <text:p>8605898542</text:p>
          </table:table-cell>
          <table:table-cell office:value-type="string" calcext:value-type="string">
            <text:p>nikhilahire16@gmail.com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jas Doshi, TE</text:p>
          </table:table-cell>
          <table:table-cell office:value-type="float" office:value="9975886161" calcext:value-type="float">
            <text:p>9975886161</text:p>
          </table:table-cell>
          <table:table-cell office:value-type="string" calcext:value-type="string">
            <text:p>doshiojas134@gmail.com</text:p>
          </table:table-cell>
          <table:table-cell office:value-type="string" calcext:value-type="string">
            <text:p>Vaibahv Gaikwad</text:p>
          </table:table-cell>
          <table:table-cell office:value-type="float" office:value="8411066946" calcext:value-type="float">
            <text:p>8411066946</text:p>
          </table:table-cell>
          <table:table-cell office:value-type="string" calcext:value-type="string">
            <text:p>vaibhav94031@gmail.com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iyush Domre, FE</text:p>
          </table:table-cell>
          <table:table-cell office:value-type="float" office:value="9623963699" calcext:value-type="float">
            <text:p>9623963699</text:p>
          </table:table-cell>
          <table:table-cell office:value-type="string" calcext:value-type="string">
            <text:p>piyush.domre16@gmail.com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YDUTT JOSHI</text:p>
          </table:table-cell>
          <table:table-cell office:value-type="float" office:value="7507907414" calcext:value-type="float">
            <text:p>7507907414</text:p>
          </table:table-cell>
          <table:table-cell office:value-type="string" calcext:value-type="string">
            <text:p>jayduttjoshi@gmail.com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CHA MANNIKAR</text:p>
          </table:table-cell>
          <table:table-cell office:value-type="float" office:value="8805322190" calcext:value-type="float">
            <text:p>8805322190</text:p>
          </table:table-cell>
          <table:table-cell office:value-type="string" calcext:value-type="string">
            <text:p>rucha.mannikar@gmail.com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I JADHAV</text:p>
          </table:table-cell>
          <table:table-cell office:value-type="float" office:value="8149435372" calcext:value-type="float">
            <text:p>8149435372</text:p>
          </table:table-cell>
          <table:table-cell office:value-type="string" calcext:value-type="string">
            <text:p>gaurijadhav509@gmail.com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ANSHA KOHALE</text:p>
          </table:table-cell>
          <table:table-cell office:value-type="float" office:value="8888414174" calcext:value-type="float">
            <text:p>8888414174</text:p>
          </table:table-cell>
          <table:table-cell office:value-type="string" calcext:value-type="string">
            <text:p>akanshakohale263@gmail.com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LALTHAN PUIA</text:p>
          </table:table-cell>
          <table:table-cell office:value-type="float" office:value="9158086237" calcext:value-type="float">
            <text:p>9158086237</text:p>
          </table:table-cell>
          <table:table-cell office:value-type="string" calcext:value-type="string">
            <text:p>thanpuia7@gmail.com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EY DESHPANDE</text:p>
          </table:table-cell>
          <table:table-cell office:value-type="float" office:value="7057159724" calcext:value-type="float">
            <text:p>7057159724</text:p>
          </table:table-cell>
          <table:table-cell office:value-type="string" calcext:value-type="string">
            <text:p>ameydeshpande30@gmail.com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AREN KHAKE</text:p>
          </table:table-cell>
          <table:table-cell office:value-type="float" office:value="7038292979" calcext:value-type="float">
            <text:p>7038292979</text:p>
          </table:table-cell>
          <table:table-cell office:value-type="string" calcext:value-type="string">
            <text:p>narenkhake@gmail.com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HAM DESHMUKH</text:p>
          </table:table-cell>
          <table:table-cell office:value-type="float" office:value="7385298340" calcext:value-type="float">
            <text:p>7385298340</text:p>
          </table:table-cell>
          <table:table-cell office:value-type="string" calcext:value-type="string">
            <text:p>sohamtgpro@gmail.com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JEET SAWALA</text:p>
          </table:table-cell>
          <table:table-cell office:value-type="float" office:value="9422008770" calcext:value-type="float">
            <text:p>9422008770</text:p>
          </table:table-cell>
          <table:table-cell office:value-type="string" calcext:value-type="string">
            <text:p>sujeetsawala@gmail.com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M RAMRAKHYA</text:p>
          </table:table-cell>
          <table:table-cell office:value-type="float" office:value="9158592292" calcext:value-type="float">
            <text:p>9158592292</text:p>
          </table:table-cell>
          <table:table-cell office:value-type="string" calcext:value-type="string">
            <text:p>ramramrakhya81@gmail.com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BETKE</text:p>
          </table:table-cell>
          <table:table-cell office:value-type="float" office:value="7219625956" calcext:value-type="float">
            <text:p>7219625956</text:p>
          </table:table-cell>
          <table:table-cell office:value-type="string" calcext:value-type="string">
            <text:p>nickbetke@gmail.com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SURAJ BAMBLE</text:p>
          </table:table-cell>
          <table:table-cell office:value-type="float" office:value="7741013856" calcext:value-type="float">
            <text:p>7741013856</text:p>
          </table:table-cell>
          <table:table-cell office:value-type="string" calcext:value-type="string">
            <text:p>surajbamble3@gmail.com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NAYAK JADHAV</text:p>
          </table:table-cell>
          <table:table-cell/>
          <table:table-cell office:value-type="string" calcext:value-type="string">
            <text:p>vijadhav88@gmail.com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SHAL DESHMUKH</text:p>
          </table:table-cell>
          <table:table-cell office:value-type="float" office:value="8888010389" calcext:value-type="float">
            <text:p>8888010389</text:p>
          </table:table-cell>
          <table:table-cell office:value-type="string" calcext:value-type="string">
            <text:p>vishaldeshmukh@gmail.com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AR NALAWAD</text:p>
          </table:table-cell>
          <table:table-cell office:value-type="float" office:value="8308866624" calcext:value-type="float">
            <text:p>8308866624</text:p>
          </table:table-cell>
          <table:table-cell office:value-type="string" calcext:value-type="string">
            <text:p>omkarvn51@gmail.com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ITA MEMANE</text:p>
          </table:table-cell>
          <table:table-cell office:value-type="float" office:value="9850416161" calcext:value-type="float">
            <text:p>9850416161</text:p>
          </table:table-cell>
          <table:table-cell office:value-type="string" calcext:value-type="string">
            <text:p>nikita.memane@gmail.com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ghul Srinivas</text:p>
          </table:table-cell>
          <table:table-cell office:value-type="float" office:value="9011004484" calcext:value-type="float">
            <text:p>9011004484</text:p>
          </table:table-cell>
          <table:table-cell office:value-type="string" calcext:value-type="string">
            <text:p>sraghul96@gmail.com</text:p>
          </table:table-cell>
          <table:table-cell office:value-type="string" calcext:value-type="string">
            <text:p>Komal Sutar</text:p>
          </table:table-cell>
          <table:table-cell office:value-type="float" office:value="9552543202" calcext:value-type="float">
            <text:p>9552543202</text:p>
          </table:table-cell>
          <table:table-cell office:value-type="string" calcext:value-type="string">
            <text:p>komalsutar5246@gmail.com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iyanka Ullarwar</text:p>
          </table:table-cell>
          <table:table-cell office:value-type="float" office:value="9404316848" calcext:value-type="float">
            <text:p>9404316848</text:p>
          </table:table-cell>
          <table:table-cell office:value-type="string" calcext:value-type="string">
            <text:p>priyanka.ullarwar11@gmail.com</text:p>
          </table:table-cell>
          <table:table-cell office:value-type="string" calcext:value-type="string">
            <text:p>Ritu Kumbhani</text:p>
          </table:table-cell>
          <table:table-cell office:value-type="float" office:value="7507001251" calcext:value-type="float">
            <text:p>7507001251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ha Chiddarwar</text:p>
          </table:table-cell>
          <table:table-cell office:value-type="float" office:value="9130508553" calcext:value-type="float">
            <text:p>9130508553</text:p>
          </table:table-cell>
          <table:table-cell office:value-type="string" calcext:value-type="string">
            <text:p>nehachiddarwar123@gmail.com</text:p>
          </table:table-cell>
          <table:table-cell office:value-type="string" calcext:value-type="string">
            <text:p>Kanchan Jadhav</text:p>
          </table:table-cell>
          <table:table-cell office:value-type="float" office:value="9765155334" calcext:value-type="float">
            <text:p>9765155334</text:p>
          </table:table-cell>
          <table:table-cell office:value-type="string" calcext:value-type="string">
            <text:p>kanchan.jadhav59777@gmail.com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jat Srivastava</text:p>
          </table:table-cell>
          <table:table-cell office:value-type="float" office:value="7507635451" calcext:value-type="float">
            <text:p>7507635451</text:p>
          </table:table-cell>
          <table:table-cell office:value-type="string" calcext:value-type="string">
            <text:p>rajat.ssjhe@gmail.com</text:p>
          </table:table-cell>
          <table:table-cell office:value-type="string" calcext:value-type="string">
            <text:p>Arun Dev</text:p>
          </table:table-cell>
          <table:table-cell office:value-type="float" office:value="9975032546" calcext:value-type="float">
            <text:p>9975032546</text:p>
          </table:table-cell>
          <table:table-cell office:value-type="string" calcext:value-type="string">
            <text:p>coolucky1996@gmail.com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Patil</text:p>
          </table:table-cell>
          <table:table-cell office:value-type="float" office:value="9869362518" calcext:value-type="float">
            <text:p>9869362518</text:p>
          </table:table-cell>
          <table:table-cell office:value-type="string" calcext:value-type="string">
            <text:p>shubhmalhango@gmail.com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hak Nargotra</text:p>
          </table:table-cell>
          <table:table-cell office:value-type="float" office:value="8605062621" calcext:value-type="float">
            <text:p>8605062621</text:p>
          </table:table-cell>
          <table:table-cell office:value-type="string" calcext:value-type="string">
            <text:p>mehaknargotra97@gmail.com</text:p>
          </table:table-cell>
          <table:table-cell office:value-type="string" calcext:value-type="string">
            <text:p>Juhi Malkani</text:p>
          </table:table-cell>
          <table:table-cell office:value-type="float" office:value="9011004153" calcext:value-type="float">
            <text:p>9011004153</text:p>
          </table:table-cell>
          <table:table-cell office:value-type="string" calcext:value-type="string">
            <text:p>juhim0528@gmail.com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yushi Tiwari</text:p>
          </table:table-cell>
          <table:table-cell office:value-type="float" office:value="9923436419" calcext:value-type="float">
            <text:p>9923436419</text:p>
          </table:table-cell>
          <table:table-cell office:value-type="string" calcext:value-type="string">
            <text:p>ayushitiwari01@yahoo.in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Falgun Meshram</text:p>
          </table:table-cell>
          <table:table-cell office:value-type="float" office:value="9764375095" calcext:value-type="float">
            <text:p>9764375095</text:p>
          </table:table-cell>
          <table:table-cell office:value-type="string" calcext:value-type="string">
            <text:p>falgunatportal911@gmail.com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twik Kulkarni</text:p>
          </table:table-cell>
          <table:table-cell office:value-type="float" office:value="8308931667" calcext:value-type="float">
            <text:p>8308931667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umar Vaibhav</text:p>
          </table:table-cell>
          <table:table-cell office:value-type="float" office:value="7756044692" calcext:value-type="float">
            <text:p>7756044692</text:p>
          </table:table-cell>
          <table:table-cell office:value-type="string" calcext:value-type="string">
            <text:p>vaibhav.kr96@gmail.com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v Menon</text:p>
          </table:table-cell>
          <table:table-cell office:value-type="float" office:value="7276329199" calcext:value-type="float">
            <text:p>7276329199</text:p>
          </table:table-cell>
          <table:table-cell office:value-type="string" calcext:value-type="string">
            <text:p>menonpranan923@gmail.com</text:p>
          </table:table-cell>
          <table:table-cell office:value-type="string" calcext:value-type="string">
            <text:p>Shoaib Ahmed</text:p>
          </table:table-cell>
          <table:table-cell office:value-type="float" office:value="8379012640" calcext:value-type="float">
            <text:p>8379012640</text:p>
          </table:table-cell>
          <table:table-cell office:value-type="string" calcext:value-type="string">
            <text:p>shahmed044@gmail.com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ish Pawde</text:p>
          </table:table-cell>
          <table:table-cell office:value-type="float" office:value="8928990025" calcext:value-type="float">
            <text:p>8928990025</text:p>
          </table:table-cell>
          <table:table-cell office:value-type="string" calcext:value-type="string">
            <text:p>ashishpawde008@gmail.com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ardik</text:p>
          </table:table-cell>
          <table:table-cell office:value-type="float" office:value="9204012501" calcext:value-type="float">
            <text:p>9204012501</text:p>
          </table:table-cell>
          <table:table-cell office:value-type="string" calcext:value-type="string">
            <text:p>agarwalhardikkumar@gmail.com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weta </text:p>
          </table:table-cell>
          <table:table-cell office:value-type="float" office:value="9403472098" calcext:value-type="float">
            <text:p>9403472098</text:p>
          </table:table-cell>
          <table:table-cell office:value-type="string" calcext:value-type="string">
            <text:p>shwetz521998@gmail.com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dhee</text:p>
          </table:table-cell>
          <table:table-cell office:value-type="float" office:value="9765550389" calcext:value-type="float">
            <text:p>9765550389</text:p>
          </table:table-cell>
          <table:table-cell office:value-type="string" calcext:value-type="string">
            <text:p>nidzpatil@gmail.com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</text:p>
          </table:table-cell>
          <table:table-cell office:value-type="float" office:value="9890661139" calcext:value-type="float">
            <text:p>9890661139</text:p>
          </table:table-cell>
          <table:table-cell office:value-type="string" calcext:value-type="string">
            <text:p>gauravsonghir@gmail.com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</text:p>
          </table:table-cell>
          <table:table-cell office:value-type="float" office:value="9096500410" calcext:value-type="float">
            <text:p>9096500410</text:p>
          </table:table-cell>
          <table:table-cell office:value-type="string" calcext:value-type="string">
            <text:p>adityarudraksha.26@gmail.com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yash rashi</text:p>
          </table:table-cell>
          <table:table-cell office:value-type="float" office:value="9765664488" calcext:value-type="float">
            <text:p>9765664488</text:p>
          </table:table-cell>
          <table:table-cell office:value-type="string" calcext:value-type="string">
            <text:p>yashrashi@outlook.com</text:p>
          </table:table-cell>
          <table:table-cell office:value-type="string" calcext:value-type="string">
            <text:p>shivam wankhade</text:p>
          </table:table-cell>
          <table:table-cell office:value-type="float" office:value="7744048267" calcext:value-type="float">
            <text:p>7744048267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peksha</text:p>
          </table:table-cell>
          <table:table-cell office:value-type="float" office:value="8275802012" calcext:value-type="float">
            <text:p>8275802012</text:p>
          </table:table-cell>
          <table:table-cell office:value-type="string" calcext:value-type="string">
            <text:p>apekshaagaise@rocketmail.com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Bhosale</text:p>
          </table:table-cell>
          <table:table-cell office:value-type="float" office:value="99213866545" calcext:value-type="float">
            <text:p>99213866545</text:p>
          </table:table-cell>
          <table:table-cell office:value-type="string" calcext:value-type="string">
            <text:p>shubhambhosale77.sb@gmail.com</text:p>
          </table:table-cell>
          <table:table-cell office:value-type="string" calcext:value-type="string">
            <text:p>Nikita Bhanose</text:p>
          </table:table-cell>
          <table:table-cell office:value-type="float" office:value="9823071582" calcext:value-type="float">
            <text:p>9823071582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ishwarya</text:p>
          </table:table-cell>
          <table:table-cell office:value-type="float" office:value="9637436102" calcext:value-type="float">
            <text:p>9637436102</text:p>
          </table:table-cell>
          <table:table-cell office:value-type="string" calcext:value-type="string">
            <text:p>thakuraishwarya310@gmail.com</text:p>
          </table:table-cell>
          <table:table-cell office:value-type="string" calcext:value-type="string">
            <text:p>Priyanka</text:p>
          </table:table-cell>
          <table:table-cell table:number-columns-repeated="6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hirag Ghandhi</text:p>
          </table:table-cell>
          <table:table-cell office:value-type="float" office:value="8149885467" calcext:value-type="float">
            <text:p>8149885467</text:p>
          </table:table-cell>
          <table:table-cell office:value-type="string" calcext:value-type="string">
            <text:p>mkhsmg1997@gmail.com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ithli Kadam</text:p>
          </table:table-cell>
          <table:table-cell office:value-type="float" office:value="9881541876" calcext:value-type="float">
            <text:p>9881541876</text:p>
          </table:table-cell>
          <table:table-cell office:value-type="string" calcext:value-type="string">
            <text:p>maithlikadam0411@gmail.com</text:p>
          </table:table-cell>
          <table:table-cell office:value-type="string" calcext:value-type="string">
            <text:p>Gayatri Kodhag</text:p>
          </table:table-cell>
          <table:table-cell office:value-type="float" office:value="8806654261" calcext:value-type="float">
            <text:p>8806654261</text:p>
          </table:table-cell>
          <table:table-cell office:value-type="string" calcext:value-type="string">
            <text:p>gayatrikidhag@gmail.com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urana Babbar</text:p>
          </table:table-cell>
          <table:table-cell office:value-type="float" office:value="9922405129" calcext:value-type="float">
            <text:p>9922405129</text:p>
          </table:table-cell>
          <table:table-cell office:value-type="string" calcext:value-type="string">
            <text:p>puranababbar@gmail.com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ar Bhudhar</text:p>
          </table:table-cell>
          <table:table-cell office:value-type="float" office:value="9503511673" calcext:value-type="float">
            <text:p>9503511673</text:p>
          </table:table-cell>
          <table:table-cell office:value-type="string" calcext:value-type="string">
            <text:p>omkarbhudhar@gmail.com</text:p>
          </table:table-cell>
          <table:table-cell office:value-type="string" calcext:value-type="string">
            <text:p>Mukesh Bhan</text:p>
          </table:table-cell>
          <table:table-cell office:value-type="float" office:value="7040462828" calcext:value-type="float">
            <text:p>7040462828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ushpendra Kumar</text:p>
          </table:table-cell>
          <table:table-cell office:value-type="float" office:value="9762082550" calcext:value-type="float">
            <text:p>9762082550</text:p>
          </table:table-cell>
          <table:table-cell office:value-type="string" calcext:value-type="string">
            <text:p>pushp.singh56@gamil.com</text:p>
          </table:table-cell>
          <table:table-cell office:value-type="string" calcext:value-type="string">
            <text:p>Arun Kushwaha</text:p>
          </table:table-cell>
          <table:table-cell table:number-columns-repeated="6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ar S <text:s text:c="2"/>Rajeevan</text:p>
          </table:table-cell>
          <table:table-cell office:value-type="float" office:value="7757069937" calcext:value-type="float">
            <text:p>7757069937</text:p>
          </table:table-cell>
          <table:table-cell office:value-type="string" calcext:value-type="string">
            <text:p>amar.rajeevan@yahoo.in</text:p>
          </table:table-cell>
          <table:table-cell office:value-type="string" calcext:value-type="string">
            <text:p>Sharon Jeorge</text:p>
          </table:table-cell>
          <table:table-cell office:value-type="float" office:value="9175950450" calcext:value-type="float">
            <text:p>9175950450</text:p>
          </table:table-cell>
          <table:table-cell office:value-type="string" calcext:value-type="string">
            <text:p>contactsharon97@gmail.com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ejal Shroff</text:p>
          </table:table-cell>
          <table:table-cell office:value-type="float" office:value="8237890401" calcext:value-type="float">
            <text:p>8237890401</text:p>
          </table:table-cell>
          <table:table-cell office:value-type="string" calcext:value-type="string">
            <text:p>sachin.shroff@plamobrs.com</text:p>
          </table:table-cell>
          <table:table-cell office:value-type="string" calcext:value-type="string">
            <text:p>Ayushi Naphade</text:p>
          </table:table-cell>
          <table:table-cell office:value-type="float" office:value="7588323857" calcext:value-type="float">
            <text:p>7588323857</text:p>
          </table:table-cell>
          <table:table-cell office:value-type="string" calcext:value-type="string">
            <text:p>ayushinaphade@gmail.com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ha Choudhary</text:p>
          </table:table-cell>
          <table:table-cell office:value-type="float" office:value="7588288148" calcext:value-type="float">
            <text:p>7588288148</text:p>
          </table:table-cell>
          <table:table-cell office:value-type="string" calcext:value-type="string">
            <text:p>swtchoudhari490@gmail.com</text:p>
          </table:table-cell>
          <table:table-cell table:number-columns-repeated="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eepti Tanpure</text:p>
          </table:table-cell>
          <table:table-cell office:value-type="float" office:value="8446780581" calcext:value-type="float">
            <text:p>8446780581</text:p>
          </table:table-cell>
          <table:table-cell office:value-type="string" calcext:value-type="string">
            <text:p>deepti.tanpure@gmail.com</text:p>
          </table:table-cell>
          <table:table-cell office:value-type="string" calcext:value-type="string">
            <text:p>Krutika Sarode</text:p>
          </table:table-cell>
          <table:table-cell office:value-type="float" office:value="9162776955" calcext:value-type="float">
            <text:p>9162776955</text:p>
          </table:table-cell>
          <table:table-cell office:value-type="string" calcext:value-type="string">
            <text:p>krutika.sarode@cumminscollege.in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mmrudhi </text:p>
          </table:table-cell>
          <table:table-cell office:value-type="float" office:value="7788473343" calcext:value-type="float">
            <text:p>7788473343</text:p>
          </table:table-cell>
          <table:table-cell office:value-type="string" calcext:value-type="string">
            <text:p>manalikanhed14@gmail.com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omal Gowda</text:p>
          </table:table-cell>
          <table:table-cell office:value-type="float" office:value="9405375843" calcext:value-type="float">
            <text:p>9405375843</text:p>
          </table:table-cell>
          <table:table-cell office:value-type="string" calcext:value-type="string">
            <text:p>komalgowda594@gmail.com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ikander Singh</text:p>
          </table:table-cell>
          <table:table-cell office:value-type="float" office:value="8390093619" calcext:value-type="float">
            <text:p>8390093619</text:p>
          </table:table-cell>
          <table:table-cell office:value-type="string" calcext:value-type="string">
            <text:p>sikander441@gmail.com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ishab Singh</text:p>
          </table:table-cell>
          <table:table-cell office:value-type="float" office:value="8698576584" calcext:value-type="float">
            <text:p>8698576584</text:p>
          </table:table-cell>
          <table:table-cell office:value-type="string" calcext:value-type="string">
            <text:p>rslucky21@gmail.com</text:p>
          </table:table-cell>
          <table:table-cell office:value-type="string" calcext:value-type="string">
            <text:p><text:s/>Diwakar Shukla</text:p>
          </table:table-cell>
          <table:table-cell table:number-columns-repeated="6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ohit Kumar Sharma</text:p>
          </table:table-cell>
          <table:table-cell office:value-type="float" office:value="8007814881" calcext:value-type="float">
            <text:p>8007814881</text:p>
          </table:table-cell>
          <table:table-cell office:value-type="string" calcext:value-type="string">
            <text:p>mohitksharma2795@gmail.com</text:p>
          </table:table-cell>
          <table:table-cell office:value-type="string" calcext:value-type="string">
            <text:p>Himanshu Singh</text:p>
          </table:table-cell>
          <table:table-cell table:number-columns-repeated="6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uj Singh</text:p>
          </table:table-cell>
          <table:table-cell office:value-type="float" office:value="8291166592" calcext:value-type="float">
            <text:p>8291166592</text:p>
          </table:table-cell>
          <table:table-cell office:value-type="string" calcext:value-type="string">
            <text:p>anujsingh9710@gmail.com</text:p>
          </table:table-cell>
          <table:table-cell office:value-type="string" calcext:value-type="string">
            <text:p>Abhinay Chauhan</text:p>
          </table:table-cell>
          <table:table-cell table:number-columns-repeated="6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gh Pant </text:p>
          </table:table-cell>
          <table:table-cell office:value-type="float" office:value="8698571723" calcext:value-type="float">
            <text:p>8698571723</text:p>
          </table:table-cell>
          <table:table-cell office:value-type="string" calcext:value-type="string">
            <text:p>meghpant498@gmail.com</text:p>
          </table:table-cell>
          <table:table-cell office:value-type="string" calcext:value-type="string">
            <text:p>Sumitchandra Joshi</text:p>
          </table:table-cell>
          <table:table-cell table:number-columns-repeated="6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obham Nath</text:p>
          </table:table-cell>
          <table:table-cell office:value-type="float" office:value="9002327152" calcext:value-type="float">
            <text:p>9002327152</text:p>
          </table:table-cell>
          <table:table-cell office:value-type="string" calcext:value-type="string">
            <text:p>nathshobham@gmail.com</text:p>
          </table:table-cell>
          <table:table-cell office:value-type="string" calcext:value-type="string">
            <text:p>Vinish Kumar</text:p>
          </table:table-cell>
          <table:table-cell table:number-columns-repeated="6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jan Shendre</text:p>
          </table:table-cell>
          <table:table-cell office:value-type="float" office:value="9158409000" calcext:value-type="float">
            <text:p>9158409000</text:p>
          </table:table-cell>
          <table:table-cell office:value-type="string" calcext:value-type="string">
            <text:p>rajanshendre14@gmail.com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mol Kumar</text:p>
          </table:table-cell>
          <table:table-cell office:value-type="float" office:value="8976728889" calcext:value-type="float">
            <text:p>8976728889</text:p>
          </table:table-cell>
          <table:table-cell office:value-type="string" calcext:value-type="string">
            <text:p>anmolkumar34@gmail.com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yali kadam</text:p>
          </table:table-cell>
          <table:table-cell office:value-type="float" office:value="9172945580" calcext:value-type="float">
            <text:p>9172945580</text:p>
          </table:table-cell>
          <table:table-cell office:value-type="string" calcext:value-type="string">
            <text:p>ksayali10@gmail.com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jin sam</text:p>
          </table:table-cell>
          <table:table-cell office:value-type="float" office:value="8484820088" calcext:value-type="float">
            <text:p>8484820088</text:p>
          </table:table-cell>
          <table:table-cell office:value-type="string" calcext:value-type="string">
            <text:p>sujinsam001@gmail.com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avi mohoni</text:p>
          </table:table-cell>
          <table:table-cell office:value-type="float" office:value="8007862339" calcext:value-type="float">
            <text:p>8007862339</text:p>
          </table:table-cell>
          <table:table-cell office:value-type="string" calcext:value-type="string">
            <text:p>madhavimohani@gmail.com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amrata agarwal</text:p>
          </table:table-cell>
          <table:table-cell office:value-type="float" office:value="8421535491" calcext:value-type="float">
            <text:p>8421535491</text:p>
          </table:table-cell>
          <table:table-cell office:value-type="string" calcext:value-type="string">
            <text:p>namrataagarwal85@gmail.com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iddesh kasturkar</text:p>
          </table:table-cell>
          <table:table-cell office:value-type="float" office:value="8698621226" calcext:value-type="float">
            <text:p>8698621226</text:p>
          </table:table-cell>
          <table:table-cell office:value-type="string" calcext:value-type="string">
            <text:p>sid.kausturkar@outlook.com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ishikesh fulari</text:p>
          </table:table-cell>
          <table:table-cell office:value-type="float" office:value="9405109368" calcext:value-type="float">
            <text:p>9405109368</text:p>
          </table:table-cell>
          <table:table-cell office:value-type="string" calcext:value-type="string">
            <text:p>divyarishifulori@gmail.com</text:p>
          </table:table-cell>
          <table:table-cell table:number-columns-repeated="7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rushti pawar</text:p>
          </table:table-cell>
          <table:table-cell office:value-type="float" office:value="9404707778" calcext:value-type="float">
            <text:p>9404707778</text:p>
          </table:table-cell>
          <table:table-cell office:value-type="string" calcext:value-type="string">
            <text:p>srushtipawar12@gmail.com</text:p>
          </table:table-cell>
          <table:table-cell table:number-columns-repeated="7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runal jadhav</text:p>
          </table:table-cell>
          <table:table-cell office:value-type="float" office:value="8485063590" calcext:value-type="float">
            <text:p>8485063590</text:p>
          </table:table-cell>
          <table:table-cell office:value-type="string" calcext:value-type="string">
            <text:p>mrunaljadhav131@gmail.com</text:p>
          </table:table-cell>
          <table:table-cell table:number-columns-repeated="7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ha kulkarni</text:p>
          </table:table-cell>
          <table:table-cell office:value-type="float" office:value="7387402469" calcext:value-type="float">
            <text:p>7387402469</text:p>
          </table:table-cell>
          <table:table-cell office:value-type="string" calcext:value-type="string">
            <text:p>nehakulkarni723@gmail.com</text:p>
          </table:table-cell>
          <table:table-cell table:number-columns-repeated="7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arendra Singh</text:p>
          </table:table-cell>
          <table:table-cell office:value-type="float" office:value="8698600586" calcext:value-type="float">
            <text:p>8698600586</text:p>
          </table:table-cell>
          <table:table-cell office:value-type="string" calcext:value-type="string">
            <text:p>narendrasingh2036@gmail.com</text:p>
          </table:table-cell>
          <table:table-cell table:number-columns-repeated="7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ince Yadav</text:p>
          </table:table-cell>
          <table:table-cell office:value-type="float" office:value="8698507829" calcext:value-type="float">
            <text:p>8698507829</text:p>
          </table:table-cell>
          <table:table-cell office:value-type="string" calcext:value-type="string">
            <text:p>princey876yy@gmail.com</text:p>
          </table:table-cell>
          <table:table-cell office:value-type="string" calcext:value-type="string">
            <text:p>Sandesh Salunke</text:p>
          </table:table-cell>
          <table:table-cell office:value-type="float" office:value="7875617703" calcext:value-type="float">
            <text:p>7875617703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ohit Kumar</text:p>
          </table:table-cell>
          <table:table-cell office:value-type="float" office:value="9765912489" calcext:value-type="float">
            <text:p>9765912489</text:p>
          </table:table-cell>
          <table:table-cell office:value-type="string" calcext:value-type="string">
            <text:p>rohitshandilya82@gmail.com</text:p>
          </table:table-cell>
          <table:table-cell table:number-columns-repeated="7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rendra</text:p>
          </table:table-cell>
          <table:table-cell office:value-type="float" office:value="9404932554" calcext:value-type="float">
            <text:p>9404932554</text:p>
          </table:table-cell>
          <table:table-cell office:value-type="string" calcext:value-type="string">
            <text:p>virendrasehwag3196@gmail.com</text:p>
          </table:table-cell>
          <table:table-cell office:value-type="string" calcext:value-type="string">
            <text:p>Mohinam</text:p>
          </table:table-cell>
          <table:table-cell table:number-columns-repeated="6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ish Kumar</text:p>
          </table:table-cell>
          <table:table-cell office:value-type="float" office:value="9411627224" calcext:value-type="float">
            <text:p>9411627224</text:p>
          </table:table-cell>
          <table:table-cell office:value-type="string" calcext:value-type="string">
            <text:p>ashish14473@gmail.com</text:p>
          </table:table-cell>
          <table:table-cell office:value-type="string" calcext:value-type="string">
            <text:p>Priya Dixit</text:p>
          </table:table-cell>
          <table:table-cell office:value-type="float" office:value="9764125701" calcext:value-type="float">
            <text:p>9764125701</text:p>
          </table:table-cell>
          <table:table-cell table:number-columns-repeated="5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shav Kumar</text:p>
          </table:table-cell>
          <table:table-cell office:value-type="float" office:value="8698671594" calcext:value-type="float">
            <text:p>8698671594</text:p>
          </table:table-cell>
          <table:table-cell office:value-type="string" calcext:value-type="string">
            <text:p>keshav00734@gmail.com</text:p>
          </table:table-cell>
          <table:table-cell office:value-type="string" calcext:value-type="string">
            <text:p>Hitabrata</text:p>
          </table:table-cell>
          <table:table-cell office:value-type="float" office:value="8472953393" calcext:value-type="float">
            <text:p>8472953393</text:p>
          </table:table-cell>
          <table:table-cell office:value-type="string" calcext:value-type="string">
            <text:p>hitabratanath@gmail.com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nali Aphale</text:p>
          </table:table-cell>
          <table:table-cell office:value-type="float" office:value="8275473212" calcext:value-type="float">
            <text:p>8275473212</text:p>
          </table:table-cell>
          <table:table-cell office:value-type="string" calcext:value-type="string">
            <text:p>aphalemanu03091998@gmail.com</text:p>
          </table:table-cell>
          <table:table-cell table:number-columns-repeated="7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i Limaye</text:p>
          </table:table-cell>
          <table:table-cell office:value-type="float" office:value="9404944782" calcext:value-type="float">
            <text:p>9404944782</text:p>
          </table:table-cell>
          <table:table-cell office:value-type="string" calcext:value-type="string">
            <text:p>sailimaye@gmail.com</text:p>
          </table:table-cell>
          <table:table-cell table:number-columns-repeated="7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shata Jahagirdar</text:p>
          </table:table-cell>
          <table:table-cell office:value-type="float" office:value="8446768567" calcext:value-type="float">
            <text:p>8446768567</text:p>
          </table:table-cell>
          <table:table-cell office:value-type="string" calcext:value-type="string">
            <text:p>akshatajahagirdar6@gmail.com</text:p>
          </table:table-cell>
          <table:table-cell office:value-type="string" calcext:value-type="string">
            <text:p>Snigdha Chandhar</text:p>
          </table:table-cell>
          <table:table-cell office:value-type="float" office:value="9175134034" calcext:value-type="float">
            <text:p>9175134034</text:p>
          </table:table-cell>
          <table:table-cell table:number-columns-repeated="5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ita Menavlikar</text:p>
          </table:table-cell>
          <table:table-cell office:value-type="float" office:value="8888217625" calcext:value-type="float">
            <text:p>8888217625</text:p>
          </table:table-cell>
          <table:table-cell office:value-type="string" calcext:value-type="string">
            <text:p>pranita.menavlikar@gmail.com</text:p>
          </table:table-cell>
          <table:table-cell office:value-type="string" calcext:value-type="string">
            <text:p>Noopur Latkar</text:p>
          </table:table-cell>
          <table:table-cell office:value-type="float" office:value="9922009623" calcext:value-type="float">
            <text:p>9922009623</text:p>
          </table:table-cell>
          <table:table-cell table:number-columns-repeated="5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i Thopte</text:p>
          </table:table-cell>
          <table:table-cell office:value-type="float" office:value="9527614553" calcext:value-type="float">
            <text:p>9527614553</text:p>
          </table:table-cell>
          <table:table-cell office:value-type="string" calcext:value-type="string">
            <text:p>aditithopte@gmail.com</text:p>
          </table:table-cell>
          <table:table-cell office:value-type="string" calcext:value-type="string">
            <text:p>Shivani Nimbalkar</text:p>
          </table:table-cell>
          <table:table-cell office:value-type="float" office:value="9130803004" calcext:value-type="float">
            <text:p>9130803004</text:p>
          </table:table-cell>
          <table:table-cell office:value-type="string" calcext:value-type="string">
            <text:p>srnimbalkar1404@gmail.com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jit Sisadiya</text:p>
          </table:table-cell>
          <table:table-cell office:value-type="float" office:value="8378968116" calcext:value-type="float">
            <text:p>8378968116</text:p>
          </table:table-cell>
          <table:table-cell office:value-type="string" calcext:value-type="string">
            <text:p>abhijitsingh217@gmail.com</text:p>
          </table:table-cell>
          <table:table-cell office:value-type="string" calcext:value-type="string">
            <text:p>Saurabh Gujar</text:p>
          </table:table-cell>
          <table:table-cell office:value-type="float" office:value="703840464" calcext:value-type="float">
            <text:p>703840464</text:p>
          </table:table-cell>
          <table:table-cell office:value-type="string" calcext:value-type="string">
            <text:p>saurabhgujar17@gmail.com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imran Rathi</text:p>
          </table:table-cell>
          <table:table-cell office:value-type="float" office:value="8308448759" calcext:value-type="float">
            <text:p>8308448759</text:p>
          </table:table-cell>
          <table:table-cell office:value-type="string" calcext:value-type="string">
            <text:p>sushama.rajesh@yahoo.co.in</text:p>
          </table:table-cell>
          <table:table-cell table:number-columns-repeated="7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vdhut Joshi</text:p>
          </table:table-cell>
          <table:table-cell office:value-type="float" office:value="8975476603" calcext:value-type="float">
            <text:p>8975476603</text:p>
          </table:table-cell>
          <table:table-cell office:value-type="string" calcext:value-type="string">
            <text:p>avdhut110@gmail.com</text:p>
          </table:table-cell>
          <table:table-cell table:number-columns-repeated="7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hul Marorthy</text:p>
          </table:table-cell>
          <table:table-cell office:value-type="float" office:value="8805979825" calcext:value-type="float">
            <text:p>8805979825</text:p>
          </table:table-cell>
          <table:table-cell office:value-type="string" calcext:value-type="string">
            <text:p>rahul96@gmail.com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peksha Rathod</text:p>
          </table:table-cell>
          <table:table-cell office:value-type="float" office:value="9657093585" calcext:value-type="float">
            <text:p>9657093585</text:p>
          </table:table-cell>
          <table:table-cell office:value-type="string" calcext:value-type="string">
            <text:p>apeksharathod@gmail.com</text:p>
          </table:table-cell>
          <table:table-cell office:value-type="string" calcext:value-type="string">
            <text:p>Naomi Mothwani</text:p>
          </table:table-cell>
          <table:table-cell office:value-type="float" office:value="9689946863" calcext:value-type="float">
            <text:p>9689946863</text:p>
          </table:table-cell>
          <table:table-cell office:value-type="string" calcext:value-type="string">
            <text:p>naomimothwani@gmail.com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yush agarwal</text:p>
          </table:table-cell>
          <table:table-cell office:value-type="float" office:value="9407511988" calcext:value-type="float">
            <text:p>9407511988</text:p>
          </table:table-cell>
          <table:table-cell office:value-type="string" calcext:value-type="string">
            <text:p>aayushh014@gmail.com</text:p>
          </table:table-cell>
          <table:table-cell office:value-type="string" calcext:value-type="string">
            <text:p>pratik paramane</text:p>
          </table:table-cell>
          <table:table-cell office:value-type="float" office:value="7083393751" calcext:value-type="float">
            <text:p>7083393751</text:p>
          </table:table-cell>
          <table:table-cell office:value-type="string" calcext:value-type="string">
            <text:p>pratikparamane98@gmail.com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nehal patil</text:p>
          </table:table-cell>
          <table:table-cell office:value-type="float" office:value="8412830340" calcext:value-type="float">
            <text:p>8412830340</text:p>
          </table:table-cell>
          <table:table-cell office:value-type="string" calcext:value-type="string">
            <text:p>snehal4227727@gmail.com</text:p>
          </table:table-cell>
          <table:table-cell office:value-type="string" calcext:value-type="string">
            <text:p>nivedita shelke</text:p>
          </table:table-cell>
          <table:table-cell office:value-type="float" office:value="9822670487" calcext:value-type="float">
            <text:p>9822670487</text:p>
          </table:table-cell>
          <table:table-cell office:value-type="string" calcext:value-type="string">
            <text:p>niveditashelke98@gmail.com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hul jain</text:p>
          </table:table-cell>
          <table:table-cell office:value-type="float" office:value="9145303979" calcext:value-type="float">
            <text:p>9145303979</text:p>
          </table:table-cell>
          <table:table-cell office:value-type="string" calcext:value-type="string">
            <text:p>jainmehul35@gmail.com</text:p>
          </table:table-cell>
          <table:table-cell office:value-type="string" calcext:value-type="string">
            <text:p>jatin bhate</text:p>
          </table:table-cell>
          <table:table-cell office:value-type="float" office:value="8291742174" calcext:value-type="float">
            <text:p>8291742174</text:p>
          </table:table-cell>
          <table:table-cell office:value-type="string" calcext:value-type="string">
            <text:p>Jbhate98@gmail.com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hul shah</text:p>
          </table:table-cell>
          <table:table-cell office:value-type="float" office:value="9860605136" calcext:value-type="float">
            <text:p>9860605136</text:p>
          </table:table-cell>
          <table:table-cell office:value-type="string" calcext:value-type="string">
            <text:p>rshahshah2890@gmail.com</text:p>
          </table:table-cell>
          <table:table-cell table:number-columns-repeated="7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Kuwalekar</text:p>
          </table:table-cell>
          <table:table-cell office:value-type="float" office:value="8275364672" calcext:value-type="float">
            <text:p>8275364672</text:p>
          </table:table-cell>
          <table:table-cell table:number-columns-repeated="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lu Singh</text:p>
          </table:table-cell>
          <table:table-cell/>
          <table:table-cell office:value-type="string" calcext:value-type="string">
            <text:p>sweetienilu28@gmail.com</text:p>
          </table:table-cell>
          <table:table-cell office:value-type="string" calcext:value-type="string">
            <text:p>Virendra Vyas</text:p>
          </table:table-cell>
          <table:table-cell office:value-type="float" office:value="7718070266" calcext:value-type="float">
            <text:p>7718070266</text:p>
          </table:table-cell>
          <table:table-cell office:value-type="string" calcext:value-type="string">
            <text:p>vyasvirendra8@gmail.com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ooja Vaishnav</text:p>
          </table:table-cell>
          <table:table-cell office:value-type="float" office:value="9422026001" calcext:value-type="float">
            <text:p>9422026001</text:p>
          </table:table-cell>
          <table:table-cell office:value-type="string" calcext:value-type="string">
            <text:p>poojavaishnav10@gmail.com</text:p>
          </table:table-cell>
          <table:table-cell table:number-columns-repeated="7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inesh Iyer</text:p>
          </table:table-cell>
          <table:table-cell office:value-type="float" office:value="9767230399" calcext:value-type="float">
            <text:p>9767230399</text:p>
          </table:table-cell>
          <table:table-cell office:value-type="string" calcext:value-type="string">
            <text:p>dinesh.iyer61@gmail.com</text:p>
          </table:table-cell>
          <table:table-cell table:number-columns-repeated="7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mit bhatnagar</text:p>
          </table:table-cell>
          <table:table-cell office:value-type="float" office:value="8085845494" calcext:value-type="float">
            <text:p>8085845494</text:p>
          </table:table-cell>
          <table:table-cell office:value-type="string" calcext:value-type="string">
            <text:p>ashmit.bhatnagar.@gmail.com</text:p>
          </table:table-cell>
          <table:table-cell office:value-type="string" calcext:value-type="string">
            <text:p>ganesh kumbhar</text:p>
          </table:table-cell>
          <table:table-cell office:value-type="float" office:value="9881110656" calcext:value-type="float">
            <text:p>9881110656</text:p>
          </table:table-cell>
          <table:table-cell office:value-type="string" calcext:value-type="string">
            <text:p>kumbhar.ganesh1998@gmail.com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singhania</text:p>
          </table:table-cell>
          <table:table-cell office:value-type="float" office:value="7719888146" calcext:value-type="float">
            <text:p>7719888146</text:p>
          </table:table-cell>
          <table:table-cell office:value-type="string" calcext:value-type="string">
            <text:p>abhisheksinghania1701@gmail.com</text:p>
          </table:table-cell>
          <table:table-cell office:value-type="string" calcext:value-type="string">
            <text:p>shravani belgamwar</text:p>
          </table:table-cell>
          <table:table-cell office:value-type="float" office:value="8087694197" calcext:value-type="float">
            <text:p>8087694197</text:p>
          </table:table-cell>
          <table:table-cell office:value-type="string" calcext:value-type="string">
            <text:p>skrafty222@gmail.com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dram c bhimpure</text:p>
          </table:table-cell>
          <table:table-cell office:value-type="float" office:value="8783288899" calcext:value-type="float">
            <text:p>8783288899</text:p>
          </table:table-cell>
          <table:table-cell office:value-type="string" calcext:value-type="string">
            <text:p>rudramcbhimpure@gmail.com</text:p>
          </table:table-cell>
          <table:table-cell office:value-type="string" calcext:value-type="string">
            <text:p>dikshant jain</text:p>
          </table:table-cell>
          <table:table-cell office:value-type="float" office:value="8308411581" calcext:value-type="float">
            <text:p>8308411581</text:p>
          </table:table-cell>
          <table:table-cell table:number-columns-repeated="5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irtee patil</text:p>
          </table:table-cell>
          <table:table-cell office:value-type="float" office:value="9096911369" calcext:value-type="float">
            <text:p>9096911369</text:p>
          </table:table-cell>
          <table:table-cell office:value-type="string" calcext:value-type="string">
            <text:p>kirteepatil11@gmail.com</text:p>
          </table:table-cell>
          <table:table-cell office:value-type="string" calcext:value-type="string">
            <text:p>pooja dangi</text:p>
          </table:table-cell>
          <table:table-cell office:value-type="float" office:value="8087697973" calcext:value-type="float">
            <text:p>8087697973</text:p>
          </table:table-cell>
          <table:table-cell office:value-type="string" calcext:value-type="string">
            <text:p>poojadangi19@gmail.com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ushka y phalak</text:p>
          </table:table-cell>
          <table:table-cell office:value-type="float" office:value="8380002087" calcext:value-type="float">
            <text:p>8380002087</text:p>
          </table:table-cell>
          <table:table-cell office:value-type="string" calcext:value-type="string">
            <text:p>anushka.phalak@yahoo.com</text:p>
          </table:table-cell>
          <table:table-cell table:number-columns-repeated="7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ni kamtikar</text:p>
          </table:table-cell>
          <table:table-cell office:value-type="float" office:value="9967769139" calcext:value-type="float">
            <text:p>9967769139</text:p>
          </table:table-cell>
          <table:table-cell office:value-type="string" calcext:value-type="string">
            <text:p>shivani.kamtikar@gmail.com</text:p>
          </table:table-cell>
          <table:table-cell office:value-type="string" calcext:value-type="string">
            <text:p>soumya keshavanath</text:p>
          </table:table-cell>
          <table:table-cell office:value-type="float" office:value="8698925570" calcext:value-type="float">
            <text:p>8698925570</text:p>
          </table:table-cell>
          <table:table-cell table:number-columns-repeated="5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unkad resham girish</text:p>
          </table:table-cell>
          <table:table-cell office:value-type="float" office:value="9028792040" calcext:value-type="float">
            <text:p>9028792040</text:p>
          </table:table-cell>
          <table:table-cell office:value-type="string" calcext:value-type="string">
            <text:p>reshamlunkad09@gmail.com</text:p>
          </table:table-cell>
          <table:table-cell office:value-type="string" calcext:value-type="string">
            <text:p>gundecha pragati rasik</text:p>
          </table:table-cell>
          <table:table-cell office:value-type="float" office:value="9028918341" calcext:value-type="float">
            <text:p>9028918341</text:p>
          </table:table-cell>
          <table:table-cell table:number-columns-repeated="5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nal singh</text:p>
          </table:table-cell>
          <table:table-cell office:value-type="float" office:value="9028260893" calcext:value-type="float">
            <text:p>9028260893</text:p>
          </table:table-cell>
          <table:table-cell office:value-type="string" calcext:value-type="string">
            <text:p>sonalsingh@cumminscollege.in</text:p>
          </table:table-cell>
          <table:table-cell table:number-columns-repeated="7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addha singh</text:p>
          </table:table-cell>
          <table:table-cell office:value-type="float" office:value="9004318686" calcext:value-type="float">
            <text:p>9004318686</text:p>
          </table:table-cell>
          <table:table-cell office:value-type="string" calcext:value-type="string">
            <text:p>shraddha.singh@cumminscollege.in</text:p>
          </table:table-cell>
          <table:table-cell table:number-columns-repeated="7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neha bandi</text:p>
          </table:table-cell>
          <table:table-cell office:value-type="float" office:value="8989064848" calcext:value-type="float">
            <text:p>8989064848</text:p>
          </table:table-cell>
          <table:table-cell office:value-type="string" calcext:value-type="string">
            <text:p>sneha.bandi@cumminscollege.in</text:p>
          </table:table-cell>
          <table:table-cell office:value-type="string" calcext:value-type="string">
            <text:p>shambhari shete</text:p>
          </table:table-cell>
          <table:table-cell office:value-type="float" office:value="8446476455" calcext:value-type="float">
            <text:p>8446476455</text:p>
          </table:table-cell>
          <table:table-cell table:number-columns-repeated="5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idnyesha Patil</text:p>
          </table:table-cell>
          <table:table-cell office:value-type="float" office:value="8898317155" calcext:value-type="float">
            <text:p>8898317155</text:p>
          </table:table-cell>
          <table:table-cell office:value-type="string" calcext:value-type="string">
            <text:p>jidnyeshapatil@gmail.com</text:p>
          </table:table-cell>
          <table:table-cell office:value-type="string" calcext:value-type="string">
            <text:p>Prateek Gupta</text:p>
          </table:table-cell>
          <table:table-cell office:value-type="float" office:value="7745008214" calcext:value-type="float">
            <text:p>7745008214</text:p>
          </table:table-cell>
          <table:table-cell office:value-type="string" calcext:value-type="string">
            <text:p>prateek.gupta891@gmail.com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ajal</text:p>
          </table:table-cell>
          <table:table-cell office:value-type="float" office:value="9405052277" calcext:value-type="float">
            <text:p>9405052277</text:p>
          </table:table-cell>
          <table:table-cell office:value-type="string" calcext:value-type="string">
            <text:p>kajalsanklecha97@gmail.com</text:p>
          </table:table-cell>
          <table:table-cell table:number-columns-repeated="7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Palaskar</text:p>
          </table:table-cell>
          <table:table-cell office:value-type="float" office:value="7709161413" calcext:value-type="float">
            <text:p>7709161413</text:p>
          </table:table-cell>
          <table:table-cell office:value-type="string" calcext:value-type="string">
            <text:p>palaskarsahil@yahoo.in</text:p>
          </table:table-cell>
          <table:table-cell table:number-columns-repeated="7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tin Badoni</text:p>
          </table:table-cell>
          <table:table-cell office:value-type="float" office:value="8237202934" calcext:value-type="float">
            <text:p>8237202934</text:p>
          </table:table-cell>
          <table:table-cell office:value-type="string" calcext:value-type="string">
            <text:p>nitzatb@gmail.com</text:p>
          </table:table-cell>
          <table:table-cell table:number-columns-repeated="7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nkar Ingle</text:p>
          </table:table-cell>
          <table:table-cell office:value-type="float" office:value="9665229972" calcext:value-type="float">
            <text:p>9665229972</text:p>
          </table:table-cell>
          <table:table-cell office:value-type="string" calcext:value-type="string">
            <text:p>ionkar7701@gmail.com</text:p>
          </table:table-cell>
          <table:table-cell table:number-columns-repeated="7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yush Shrivastav</text:p>
          </table:table-cell>
          <table:table-cell office:value-type="float" office:value="9673016905" calcext:value-type="float">
            <text:p>9673016905</text:p>
          </table:table-cell>
          <table:table-cell office:value-type="string" calcext:value-type="string">
            <text:p>ayu9698@gmail.com</text:p>
          </table:table-cell>
          <table:table-cell office:value-type="string" calcext:value-type="string">
            <text:p>Avinash Kumar</text:p>
          </table:table-cell>
          <table:table-cell office:value-type="float" office:value="8996733930" calcext:value-type="float">
            <text:p>8996733930</text:p>
          </table:table-cell>
          <table:table-cell office:value-type="string" calcext:value-type="string">
            <text:p>kumaravinash926@gmail.com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mish Babu</text:p>
          </table:table-cell>
          <table:table-cell office:value-type="float" office:value="8975465114" calcext:value-type="float">
            <text:p>8975465114</text:p>
          </table:table-cell>
          <table:table-cell office:value-type="string" calcext:value-type="string">
            <text:p>nimishcr7@gmail.com</text:p>
          </table:table-cell>
          <table:table-cell office:value-type="string" calcext:value-type="string">
            <text:p>Sagar Chaudhary</text:p>
          </table:table-cell>
          <table:table-cell table:number-columns-repeated="6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imanshu Teli</text:p>
          </table:table-cell>
          <table:table-cell office:value-type="float" office:value="9460438130" calcext:value-type="float">
            <text:p>9460438130</text:p>
          </table:table-cell>
          <table:table-cell office:value-type="string" calcext:value-type="string">
            <text:p>himanshuteli@hotmail.com</text:p>
          </table:table-cell>
          <table:table-cell office:value-type="string" calcext:value-type="string">
            <text:p>Yash Lad</text:p>
          </table:table-cell>
          <table:table-cell office:value-type="float" office:value="9168134349" calcext:value-type="float">
            <text:p>9168134349</text:p>
          </table:table-cell>
          <table:table-cell office:value-type="string" calcext:value-type="string">
            <text:p>yashlad681@gmail.com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Jangir</text:p>
          </table:table-cell>
          <table:table-cell office:value-type="float" office:value="8955581655" calcext:value-type="float">
            <text:p>8955581655</text:p>
          </table:table-cell>
          <table:table-cell office:value-type="string" calcext:value-type="string">
            <text:p>shubham.jangir21@gmail.com</text:p>
          </table:table-cell>
          <table:table-cell table:number-columns-repeated="7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artikaiya</text:p>
          </table:table-cell>
          <table:table-cell office:value-type="float" office:value="7740892131" calcext:value-type="float">
            <text:p>7740892131</text:p>
          </table:table-cell>
          <table:table-cell office:value-type="string" calcext:value-type="string">
            <text:p>kartik36@gmail.com</text:p>
          </table:table-cell>
          <table:table-cell table:number-columns-repeated="7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nsi Bora</text:p>
          </table:table-cell>
          <table:table-cell office:value-type="float" office:value="7843066342" calcext:value-type="float">
            <text:p>7843066342</text:p>
          </table:table-cell>
          <table:table-cell office:value-type="string" calcext:value-type="string">
            <text:p>mansibora@gmail.com</text:p>
          </table:table-cell>
          <table:table-cell office:value-type="string" calcext:value-type="string">
            <text:p>Mahima Chandan</text:p>
          </table:table-cell>
          <table:table-cell office:value-type="float" office:value="7875111791" calcext:value-type="float">
            <text:p>7875111791</text:p>
          </table:table-cell>
          <table:table-cell office:value-type="string" calcext:value-type="string">
            <text:p>mahimachandan1579@gmail.com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Yash Chhabria</text:p>
          </table:table-cell>
          <table:table-cell office:value-type="float" office:value="9840918897" calcext:value-type="float">
            <text:p>9840918897</text:p>
          </table:table-cell>
          <table:table-cell office:value-type="string" calcext:value-type="string">
            <text:p>yash2998chhabria@gmail.com</text:p>
          </table:table-cell>
          <table:table-cell table:number-columns-repeated="7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gya Mehrotra</text:p>
          </table:table-cell>
          <table:table-cell office:value-type="float" office:value="7738274834" calcext:value-type="float">
            <text:p>7738274834</text:p>
          </table:table-cell>
          <table:table-cell office:value-type="string" calcext:value-type="string">
            <text:p>pragyamehrotra0@gmail.com</text:p>
          </table:table-cell>
          <table:table-cell table:number-columns-repeated="7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rushti Deshmukh</text:p>
          </table:table-cell>
          <table:table-cell office:value-type="float" office:value="7218039748" calcext:value-type="float">
            <text:p>7218039748</text:p>
          </table:table-cell>
          <table:table-cell office:value-type="string" calcext:value-type="string">
            <text:p>srushtid57@gmail.com</text:p>
          </table:table-cell>
          <table:table-cell table:number-columns-repeated="7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mit Bhatt</text:p>
          </table:table-cell>
          <table:table-cell office:value-type="float" office:value="7020817960" calcext:value-type="float">
            <text:p>7020817960</text:p>
          </table:table-cell>
          <table:table-cell office:value-type="string" calcext:value-type="string">
            <text:p>sumitbhatt811@gmail.com</text:p>
          </table:table-cell>
          <table:table-cell table:number-columns-repeated="7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arendra Chordiya</text:p>
          </table:table-cell>
          <table:table-cell office:value-type="float" office:value="8007571732" calcext:value-type="float">
            <text:p>8007571732</text:p>
          </table:table-cell>
          <table:table-cell office:value-type="string" calcext:value-type="string">
            <text:p>narendrachordiya1234@gmail.com</text:p>
          </table:table-cell>
          <table:table-cell table:number-columns-repeated="7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ejas Agrawal</text:p>
          </table:table-cell>
          <table:table-cell office:value-type="float" office:value="9422061412" calcext:value-type="float">
            <text:p>9422061412</text:p>
          </table:table-cell>
          <table:table-cell office:value-type="string" calcext:value-type="string">
            <text:p>agrawaltejas001@gmail.com</text:p>
          </table:table-cell>
          <table:table-cell table:number-columns-repeated="7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nket Jathar</text:p>
          </table:table-cell>
          <table:table-cell office:value-type="float" office:value="7350010947" calcext:value-type="float">
            <text:p>7350010947</text:p>
          </table:table-cell>
          <table:table-cell office:value-type="string" calcext:value-type="string">
            <text:p>sjathar11@gmail.com</text:p>
          </table:table-cell>
          <table:table-cell table:number-columns-repeated="7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li Bora</text:p>
          </table:table-cell>
          <table:table-cell office:value-type="float" office:value="9930450890" calcext:value-type="float">
            <text:p>9930450890</text:p>
          </table:table-cell>
          <table:table-cell office:value-type="string" calcext:value-type="string">
            <text:p>pranalibora98@gmail.com</text:p>
          </table:table-cell>
          <table:table-cell table:number-columns-repeated="7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iket Shirse</text:p>
          </table:table-cell>
          <table:table-cell office:value-type="float" office:value="9420407591" calcext:value-type="float">
            <text:p>9420407591</text:p>
          </table:table-cell>
          <table:table-cell office:value-type="string" calcext:value-type="string">
            <text:p>aniketshirsat6309@gmail.com</text:p>
          </table:table-cell>
          <table:table-cell office:value-type="string" calcext:value-type="string">
            <text:p>Saurav Kumar</text:p>
          </table:table-cell>
          <table:table-cell office:value-type="float" office:value="9975028852" calcext:value-type="float">
            <text:p>997502885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gar barapatre</text:p>
          </table:table-cell>
          <table:table-cell office:value-type="float" office:value="8805539298" calcext:value-type="float">
            <text:p>8805539298</text:p>
          </table:table-cell>
          <table:table-cell office:value-type="string" calcext:value-type="string">
            <text:p>www.sagarb@gmail.com</text:p>
          </table:table-cell>
          <table:table-cell office:value-type="string" calcext:value-type="string">
            <text:p>himanshu pavle</text:p>
          </table:table-cell>
          <table:table-cell office:value-type="float" office:value="8698852901" calcext:value-type="float">
            <text:p>8698852901</text:p>
          </table:table-cell>
          <table:table-cell office:value-type="string" calcext:value-type="string">
            <text:p>himanshupavle1999@gmail.com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eya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padwal</text:p>
          </table:table-cell>
          <table:table-cell office:value-type="float" office:value="9423103569" calcext:value-type="float">
            <text:p>9423103569</text:p>
          </table:table-cell>
          <table:table-cell office:value-type="string" calcext:value-type="string">
            <text:p>adityapadwal@outlook.com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aksh pakar</text:p>
          </table:table-cell>
          <table:table-cell office:value-type="float" office:value="9689927235" calcext:value-type="float">
            <text:p>9689927235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kunrithy </text:p>
          </table:table-cell>
          <table:table-cell office:value-type="float" office:value="7798314853" calcext:value-type="float">
            <text:p>7798314853</text:p>
          </table:table-cell>
          <table:table-cell office:value-type="string" calcext:value-type="string">
            <text:p>rithy125@yahoo.com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ha chaudhari</text:p>
          </table:table-cell>
          <table:table-cell office:value-type="float" office:value="9011064607" calcext:value-type="float">
            <text:p>9011064607</text:p>
          </table:table-cell>
          <table:table-cell office:value-type="string" calcext:value-type="string">
            <text:p>nehachaudhari71198@gmail.com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tharva A mahajan</text:p>
          </table:table-cell>
          <table:table-cell office:value-type="float" office:value="7507244115" calcext:value-type="float">
            <text:p>7507244115</text:p>
          </table:table-cell>
          <table:table-cell office:value-type="string" calcext:value-type="string">
            <text:p>atharva.mahajan9823@gmail.com</text:p>
          </table:table-cell>
          <table:table-cell office:value-type="string" calcext:value-type="string">
            <text:p>aniket gokhale</text:p>
          </table:table-cell>
          <table:table-cell office:value-type="float" office:value="9403269338" calcext:value-type="float">
            <text:p>9403269338</text:p>
          </table:table-cell>
          <table:table-cell office:value-type="string" calcext:value-type="string">
            <text:p>aniket9190@gmail.com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turaj Patil</text:p>
          </table:table-cell>
          <table:table-cell office:value-type="float" office:value="8275592198" calcext:value-type="float">
            <text:p>8275592198</text:p>
          </table:table-cell>
          <table:table-cell office:value-type="string" calcext:value-type="string">
            <text:p>ruturajpatil97@gmail.com</text:p>
          </table:table-cell>
          <table:table-cell office:value-type="string" calcext:value-type="string">
            <text:p>Shubham Deshmukh</text:p>
          </table:table-cell>
          <table:table-cell office:value-type="float" office:value="7875991001" calcext:value-type="float">
            <text:p>7875991001</text:p>
          </table:table-cell>
          <table:table-cell office:value-type="string" calcext:value-type="string">
            <text:p>sdd1798@gmail.com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ushkaraj Kulkarni</text:p>
          </table:table-cell>
          <table:table-cell office:value-type="float" office:value="8275521333" calcext:value-type="float">
            <text:p>8275521333</text:p>
          </table:table-cell>
          <table:table-cell office:value-type="string" calcext:value-type="string">
            <text:p>pushkaraj15k@gmai;.com</text:p>
          </table:table-cell>
          <table:table-cell office:value-type="string" calcext:value-type="string">
            <text:p>Madhusudhan Minayar</text:p>
          </table:table-cell>
          <table:table-cell office:value-type="float" office:value="9423367106" calcext:value-type="float">
            <text:p>9423367106</text:p>
          </table:table-cell>
          <table:table-cell office:value-type="string" calcext:value-type="string">
            <text:p>madhuminayar@gmail.com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hiraj Sonwane</text:p>
          </table:table-cell>
          <table:table-cell office:value-type="float" office:value="7776825466" calcext:value-type="float">
            <text:p>7776825466</text:p>
          </table:table-cell>
          <table:table-cell office:value-type="string" calcext:value-type="string">
            <text:p>sonawanedhiraj1996@gmail.com</text:p>
          </table:table-cell>
          <table:table-cell office:value-type="string" calcext:value-type="string">
            <text:p>Atharva Rajurkar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Jain</text:p>
          </table:table-cell>
          <table:table-cell office:value-type="float" office:value="9930881707" calcext:value-type="float">
            <text:p>9930881707</text:p>
          </table:table-cell>
          <table:table-cell office:value-type="string" calcext:value-type="string">
            <text:p>sahilj310@gmail.com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Pradeep</text:p>
          </table:table-cell>
          <table:table-cell office:value-type="float" office:value="8390823429" calcext:value-type="float">
            <text:p>8390823429</text:p>
          </table:table-cell>
          <table:table-cell office:value-type="string" calcext:value-type="string">
            <text:p>aditya83908@gmail.com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nahar</text:p>
          </table:table-cell>
          <table:table-cell office:value-type="float" office:value="9922999713" calcext:value-type="float">
            <text:p>9922999713</text:p>
          </table:table-cell>
          <table:table-cell office:value-type="string" calcext:value-type="string">
            <text:p>sahilnahar@gmail.com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khad Joshi</text:p>
          </table:table-cell>
          <table:table-cell office:value-type="float" office:value="7038188929" calcext:value-type="float">
            <text:p>7038188929</text:p>
          </table:table-cell>
          <table:table-cell office:value-type="string" calcext:value-type="string">
            <text:p>sukhadj1998@gmail.com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raj Ganacharya</text:p>
          </table:table-cell>
          <table:table-cell office:value-type="float" office:value="7588303593" calcext:value-type="float">
            <text:p>7588303593</text:p>
          </table:table-cell>
          <table:table-cell office:value-type="string" calcext:value-type="string">
            <text:p>shivrajganacharya10@gmail.com</text:p>
          </table:table-cell>
          <table:table-cell office:value-type="string" calcext:value-type="string">
            <text:p>Aniket Karande</text:p>
          </table:table-cell>
          <table:table-cell office:value-type="float" office:value="7775921270" calcext:value-type="float">
            <text:p>7775921270</text:p>
          </table:table-cell>
          <table:table-cell office:value-type="string" calcext:value-type="string">
            <text:p>aniketkarande592@gmail.com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mvanshi vaibhav</text:p>
          </table:table-cell>
          <table:table-cell office:value-type="float" office:value="9637974121" calcext:value-type="float">
            <text:p>9637974121</text:p>
          </table:table-cell>
          <table:table-cell office:value-type="string" calcext:value-type="string">
            <text:p>somvanshivaibhav01@gmail.com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kulkarni</text:p>
          </table:table-cell>
          <table:table-cell office:value-type="float" office:value="9765853243" calcext:value-type="float">
            <text:p>9765853243</text:p>
          </table:table-cell>
          <table:table-cell office:value-type="string" calcext:value-type="string">
            <text:p>adityakulkarnia3@gmail.com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arshal bhamare</text:p>
          </table:table-cell>
          <table:table-cell/>
          <table:table-cell office:value-type="string" calcext:value-type="string">
            <text:p>hbhamare1998@gmail.com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nayak nagu</text:p>
          </table:table-cell>
          <table:table-cell office:value-type="float" office:value="9419130918" calcext:value-type="float">
            <text:p>9419130918</text:p>
          </table:table-cell>
          <table:table-cell office:value-type="string" calcext:value-type="string">
            <text:p>vini.nagu@gmail.com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yush Dubey</text:p>
          </table:table-cell>
          <table:table-cell office:value-type="float" office:value="9519081779" calcext:value-type="float">
            <text:p>9519081779</text:p>
          </table:table-cell>
          <table:table-cell office:value-type="string" calcext:value-type="string">
            <text:p>ayushdubey1599@gmail.com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utosh singh</text:p>
          </table:table-cell>
          <table:table-cell office:value-type="float" office:value="9766366837" calcext:value-type="float">
            <text:p>9766366837</text:p>
          </table:table-cell>
          <table:table-cell office:value-type="string" calcext:value-type="string">
            <text:p>ashutoshsingh.singh56@gmail.com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ritin pundita</text:p>
          </table:table-cell>
          <table:table-cell office:value-type="float" office:value="9990077640" calcext:value-type="float">
            <text:p>9990077640</text:p>
          </table:table-cell>
          <table:table-cell office:value-type="string" calcext:value-type="string">
            <text:p>kritinpundita1998@gmail.com</text:p>
          </table:table-cell>
          <table:table-cell office:value-type="string" calcext:value-type="string">
            <text:p>kartikey umare</text:p>
          </table:table-cell>
          <table:table-cell/>
          <table:table-cell office:value-type="string" calcext:value-type="string">
            <text:p>kartikey1004@gmail.com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shav bang</text:p>
          </table:table-cell>
          <table:table-cell office:value-type="float" office:value="9987407588" calcext:value-type="float">
            <text:p>9987407588</text:p>
          </table:table-cell>
          <table:table-cell office:value-type="string" calcext:value-type="string">
            <text:p>bangkeshav5@gmail.com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gya Gupta</text:p>
          </table:table-cell>
          <table:table-cell office:value-type="float" office:value="9604801845" calcext:value-type="float">
            <text:p>9604801845</text:p>
          </table:table-cell>
          <table:table-cell office:value-type="string" calcext:value-type="string">
            <text:p>starfishpragya@gmail.com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hmed Khwaja</text:p>
          </table:table-cell>
          <table:table-cell office:value-type="float" office:value="7709872838" calcext:value-type="float">
            <text:p>7709872838</text:p>
          </table:table-cell>
          <table:table-cell office:value-type="string" calcext:value-type="string">
            <text:p>ahmedskhwaja@gmail.com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Thorve</text:p>
          </table:table-cell>
          <table:table-cell office:value-type="float" office:value="9527839719" calcext:value-type="float">
            <text:p>9527839719</text:p>
          </table:table-cell>
          <table:table-cell office:value-type="string" calcext:value-type="string">
            <text:p>sahilt2606@gmail.com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ng Manekar</text:p>
          </table:table-cell>
          <table:table-cell office:value-type="float" office:value="8554945353" calcext:value-type="float">
            <text:p>8554945353</text:p>
          </table:table-cell>
          <table:table-cell office:value-type="string" calcext:value-type="string">
            <text:p>imgaurangmanekar@gmail.com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yesh Shimpi</text:p>
          </table:table-cell>
          <table:table-cell office:value-type="float" office:value="9423904778" calcext:value-type="float">
            <text:p>9423904778</text:p>
          </table:table-cell>
          <table:table-cell office:value-type="string" calcext:value-type="string">
            <text:p>jayeshshimpi7111997@gmail.com</text:p>
          </table:table-cell>
          <table:table-cell office:value-type="string" calcext:value-type="string">
            <text:p>Nivad Talware</text:p>
          </table:table-cell>
          <table:table-cell office:value-type="float" office:value="9146576744" calcext:value-type="float">
            <text:p>9146576744</text:p>
          </table:table-cell>
          <table:table-cell office:value-type="string" calcext:value-type="string">
            <text:p>nivadpt16@gmail.com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ashank Pandey</text:p>
          </table:table-cell>
          <table:table-cell office:value-type="float" office:value="7738507415" calcext:value-type="float">
            <text:p>7738507415</text:p>
          </table:table-cell>
          <table:table-cell office:value-type="string" calcext:value-type="string">
            <text:p>shashankpandey1102@gmail.com</text:p>
          </table:table-cell>
          <table:table-cell office:value-type="string" calcext:value-type="string">
            <text:p>Hrithik Kumar</text:p>
          </table:table-cell>
          <table:table-cell office:value-type="float" office:value="9604774968" calcext:value-type="float">
            <text:p>9604774968</text:p>
          </table:table-cell>
          <table:table-cell office:value-type="string" calcext:value-type="string">
            <text:p>hrithikkumar527@gmail.com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vinash</text:p>
          </table:table-cell>
          <table:table-cell office:value-type="float" office:value="7038552920" calcext:value-type="float">
            <text:p>7038552920</text:p>
          </table:table-cell>
          <table:table-cell office:value-type="string" calcext:value-type="string">
            <text:p>deoguneavinash@gmail.com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nas Chourey</text:p>
          </table:table-cell>
          <table:table-cell office:value-type="float" office:value="9765703994" calcext:value-type="float">
            <text:p>9765703994</text:p>
          </table:table-cell>
          <table:table-cell office:value-type="string" calcext:value-type="string">
            <text:p>chaureymanas@gmail.com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MOL JAISWAL</text:p>
          </table:table-cell>
          <table:table-cell office:value-type="float" office:value="9617577577" calcext:value-type="float">
            <text:p>9617577577</text:p>
          </table:table-cell>
          <table:table-cell office:value-type="string" calcext:value-type="string">
            <text:p>jaiswalanmol@gmail.com</text:p>
          </table:table-cell>
          <table:table-cell office:value-type="string" calcext:value-type="string">
            <text:p>ANMOL JAISWAL</text:p>
          </table:table-cell>
          <table:table-cell office:value-type="float" office:value="9617577577" calcext:value-type="float">
            <text:p>9617577577</text:p>
          </table:table-cell>
          <table:table-cell office:value-type="string" calcext:value-type="string">
            <text:p>jaiswalanmol@gmail.com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UR MAHAJAN</text:p>
          </table:table-cell>
          <table:table-cell office:value-type="float" office:value="7693840002" calcext:value-type="float">
            <text:p>7693840002</text:p>
          </table:table-cell>
          <table:table-cell office:value-type="string" calcext:value-type="string">
            <text:p>jaiswalanmol@gmail.com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THARVA BADVE</text:p>
          </table:table-cell>
          <table:table-cell office:value-type="float" office:value="8983003949" calcext:value-type="float">
            <text:p>8983003949</text:p>
          </table:table-cell>
          <table:table-cell office:value-type="string" calcext:value-type="string">
            <text:p>atharvabadve95@gmail.com</text:p>
          </table:table-cell>
          <table:table-cell office:value-type="string" calcext:value-type="string">
            <text:p>HRISHIKESH JADHAV</text:p>
          </table:table-cell>
          <table:table-cell office:value-type="float" office:value="7039034533" calcext:value-type="float">
            <text:p>7039034533</text:p>
          </table:table-cell>
          <table:table-cell office:value-type="string" calcext:value-type="string">
            <text:p>hrishikesh.jadhav28@gmail.com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ANVI DESHPANDE</text:p>
          </table:table-cell>
          <table:table-cell office:value-type="float" office:value="8552004740" calcext:value-type="float">
            <text:p>8552004740</text:p>
          </table:table-cell>
          <table:table-cell office:value-type="string" calcext:value-type="string">
            <text:p>tanvideshpande@gmail.com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OANNA SAM</text:p>
          </table:table-cell>
          <table:table-cell office:value-type="float" office:value="9665028085" calcext:value-type="float">
            <text:p>9665028085</text:p>
          </table:table-cell>
          <table:table-cell office:value-type="string" calcext:value-type="string">
            <text:p>josam@98gmail.com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rad Kulkarni</text:p>
          </table:table-cell>
          <table:table-cell office:value-type="float" office:value="9850410762" calcext:value-type="float">
            <text:p>9850410762</text:p>
          </table:table-cell>
          <table:table-cell office:value-type="string" calcext:value-type="string">
            <text:p>varadkulkarnirules@gmail.com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ruta Kulkarni</text:p>
          </table:table-cell>
          <table:table-cell office:value-type="float" office:value="8275141545" calcext:value-type="float">
            <text:p>8275141545</text:p>
          </table:table-cell>
          <table:table-cell office:value-type="string" calcext:value-type="string">
            <text:p>amrutakul1997@gmail.com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yur Wadekar</text:p>
          </table:table-cell>
          <table:table-cell office:value-type="float" office:value="9890013032" calcext:value-type="float">
            <text:p>9890013032</text:p>
          </table:table-cell>
          <table:table-cell office:value-type="string" calcext:value-type="string">
            <text:p>mayurwadekar972@gmail.com</text:p>
          </table:table-cell>
          <table:table-cell office:value-type="string" calcext:value-type="string">
            <text:p>Vishrut Agarwalla</text:p>
          </table:table-cell>
          <table:table-cell/>
          <table:table-cell office:value-type="string" calcext:value-type="string">
            <text:p>vishrutagarwalla19@gmail.com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rudaynath Dhabe</text:p>
          </table:table-cell>
          <table:table-cell office:value-type="float" office:value="9404576329" calcext:value-type="float">
            <text:p>9404576329</text:p>
          </table:table-cell>
          <table:table-cell office:value-type="string" calcext:value-type="string">
            <text:p>h.p.dhabe@gmail.com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kita Kulkarni</text:p>
          </table:table-cell>
          <table:table-cell office:value-type="float" office:value="9405828266" calcext:value-type="float">
            <text:p>9405828266</text:p>
          </table:table-cell>
          <table:table-cell office:value-type="string" calcext:value-type="string">
            <text:p>ankukulkarni7@gmail.com</text:p>
          </table:table-cell>
          <table:table-cell office:value-type="string" calcext:value-type="string">
            <text:p>Rutuja Taware</text:p>
          </table:table-cell>
          <table:table-cell office:value-type="float" office:value="8983529106" calcext:value-type="float">
            <text:p>8983529106</text:p>
          </table:table-cell>
          <table:table-cell office:value-type="string" calcext:value-type="string">
            <text:p>rutujam77@gmail.com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efali Dsouza</text:p>
          </table:table-cell>
          <table:table-cell office:value-type="float" office:value="7350127540" calcext:value-type="float">
            <text:p>7350127540</text:p>
          </table:table-cell>
          <table:table-cell office:value-type="string" calcext:value-type="string">
            <text:p>shefalids@gmail.com</text:p>
          </table:table-cell>
          <table:table-cell office:value-type="string" calcext:value-type="string">
            <text:p>Manjari Chaudhari</text:p>
          </table:table-cell>
          <table:table-cell office:value-type="float" office:value="9403266029" calcext:value-type="float">
            <text:p>9403266029</text:p>
          </table:table-cell>
          <table:table-cell office:value-type="string" calcext:value-type="string">
            <text:p>manjarichaudhari97@gmail.com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sika Wankhade</text:p>
          </table:table-cell>
          <table:table-cell office:value-type="float" office:value="8007043453" calcext:value-type="float">
            <text:p>8007043453</text:p>
          </table:table-cell>
          <table:table-cell office:value-type="string" calcext:value-type="string">
            <text:p>wankhaderasika.rw@gmail.com</text:p>
          </table:table-cell>
          <table:table-cell office:value-type="string" calcext:value-type="string">
            <text:p>Shubham Kumar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tik Patil</text:p>
          </table:table-cell>
          <table:table-cell office:value-type="float" office:value="8605778618" calcext:value-type="float">
            <text:p>8605778618</text:p>
          </table:table-cell>
          <table:table-cell office:value-type="string" calcext:value-type="string">
            <text:p>pratik32patil@gmail.com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yuri Pawar</text:p>
          </table:table-cell>
          <table:table-cell office:value-type="float" office:value="9156962319" calcext:value-type="float">
            <text:p>9156962319</text:p>
          </table:table-cell>
          <table:table-cell office:value-type="string" calcext:value-type="string">
            <text:p>mayuripawar@gmail.com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edant Kaul</text:p>
          </table:table-cell>
          <table:table-cell office:value-type="float" office:value="995323567" calcext:value-type="float">
            <text:p>995323567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korde</text:p>
          </table:table-cell>
          <table:table-cell office:value-type="float" office:value="8600005852" calcext:value-type="float">
            <text:p>8600005852</text:p>
          </table:table-cell>
          <table:table-cell office:value-type="string" calcext:value-type="string">
            <text:p>shubham.korde9294@gmail.com</text:p>
          </table:table-cell>
          <table:table-cell office:value-type="string" calcext:value-type="string">
            <text:p>Kaushik Daspote</text:p>
          </table:table-cell>
          <table:table-cell office:value-type="float" office:value="7030381080" calcext:value-type="float">
            <text:p>7030381080</text:p>
          </table:table-cell>
          <table:table-cell office:value-type="string" calcext:value-type="string">
            <text:p>kaushik.daspote_003@gmail.com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dha Sinha</text:p>
          </table:table-cell>
          <table:table-cell office:value-type="float" office:value="9766560319" calcext:value-type="float">
            <text:p>9766560319</text:p>
          </table:table-cell>
          <table:table-cell office:value-type="string" calcext:value-type="string">
            <text:p>medha_123@gmail.com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urabh Shinge</text:p>
          </table:table-cell>
          <table:table-cell office:value-type="float" office:value="8482918566" calcext:value-type="float">
            <text:p>8482918566</text:p>
          </table:table-cell>
          <table:table-cell office:value-type="string" calcext:value-type="string">
            <text:p>saurabhshinge48@gmail.com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an Patil</text:p>
          </table:table-cell>
          <table:table-cell office:value-type="float" office:value="9881425607" calcext:value-type="float">
            <text:p>9881425607</text:p>
          </table:table-cell>
          <table:table-cell office:value-type="string" calcext:value-type="string">
            <text:p>patilmadan29@gmail.com</text:p>
          </table:table-cell>
          <table:table-cell table:number-columns-repeated="7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ynish Shah</text:p>
          </table:table-cell>
          <table:table-cell office:value-type="float" office:value="7283849301" calcext:value-type="float">
            <text:p>7283849301</text:p>
          </table:table-cell>
          <table:table-cell office:value-type="string" calcext:value-type="string">
            <text:p>jaynish4ever@gmal.com</text:p>
          </table:table-cell>
          <table:table-cell table:number-columns-repeated="7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llabh Patil</text:p>
          </table:table-cell>
          <table:table-cell office:value-type="float" office:value="9673572152" calcext:value-type="float">
            <text:p>9673572152</text:p>
          </table:table-cell>
          <table:table-cell office:value-type="string" calcext:value-type="string">
            <text:p>vallabhpatil777@gmail.com</text:p>
          </table:table-cell>
          <table:table-cell table:number-columns-repeated="7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oorva Worghode</text:p>
          </table:table-cell>
          <table:table-cell office:value-type="float" office:value="8308842952" calcext:value-type="float">
            <text:p>8308842952</text:p>
          </table:table-cell>
          <table:table-cell office:value-type="string" calcext:value-type="string">
            <text:p>poorvaworghode02@gmail.com</text:p>
          </table:table-cell>
          <table:table-cell office:value-type="string" calcext:value-type="string">
            <text:p>Tanvi Shah</text:p>
          </table:table-cell>
          <table:table-cell office:value-type="float" office:value="8055076002" calcext:value-type="float">
            <text:p>8055076002</text:p>
          </table:table-cell>
          <table:table-cell table:number-columns-repeated="5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rang deshpande</text:p>
          </table:table-cell>
          <table:table-cell office:value-type="float" office:value="9158005266" calcext:value-type="float">
            <text:p>9158005266</text:p>
          </table:table-cell>
          <table:table-cell office:value-type="string" calcext:value-type="string">
            <text:p>s.deshpande1010@gmail.com</text:p>
          </table:table-cell>
          <table:table-cell office:value-type="string" calcext:value-type="string">
            <text:p>Saurabh Shinde</text:p>
          </table:table-cell>
          <table:table-cell office:value-type="float" office:value="7083163636" calcext:value-type="float">
            <text:p>7083163636</text:p>
          </table:table-cell>
          <table:table-cell office:value-type="string" calcext:value-type="string">
            <text:p>shindesaurabhpict@gmail.com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nthan Pednekar</text:p>
          </table:table-cell>
          <table:table-cell office:value-type="float" office:value="7350766549" calcext:value-type="float">
            <text:p>7350766549</text:p>
          </table:table-cell>
          <table:table-cell office:value-type="string" calcext:value-type="string">
            <text:p>pednekar.manthan18@gmail.com</text:p>
          </table:table-cell>
          <table:table-cell office:value-type="string" calcext:value-type="string">
            <text:p>Atharv Bhosale</text:p>
          </table:table-cell>
          <table:table-cell office:value-type="float" office:value="7721052987" calcext:value-type="float">
            <text:p>7721052987</text:p>
          </table:table-cell>
          <table:table-cell office:value-type="string" calcext:value-type="string">
            <text:p>atharvbhosale59@gmail.com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ash Patil</text:p>
          </table:table-cell>
          <table:table-cell office:value-type="float" office:value="9585344418" calcext:value-type="float">
            <text:p>9585344418</text:p>
          </table:table-cell>
          <table:table-cell office:value-type="string" calcext:value-type="string">
            <text:p>akash_anandpatil@rediffmail.com</text:p>
          </table:table-cell>
          <table:table-cell table:number-columns-repeated="7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Pawar</text:p>
          </table:table-cell>
          <table:table-cell office:value-type="float" office:value="8600457734" calcext:value-type="float">
            <text:p>8600457734</text:p>
          </table:table-cell>
          <table:table-cell office:value-type="string" calcext:value-type="string">
            <text:p>pawarshubham1234@gmail.com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Pawar</text:p>
          </table:table-cell>
          <table:table-cell office:value-type="float" office:value="9130534767" calcext:value-type="float">
            <text:p>9130534767</text:p>
          </table:table-cell>
          <table:table-cell office:value-type="string" calcext:value-type="string">
            <text:p>shubham21299@gmail.com</text:p>
          </table:table-cell>
          <table:table-cell office:value-type="string" calcext:value-type="string">
            <text:p>Saras Sangle</text:p>
          </table:table-cell>
          <table:table-cell office:value-type="float" office:value="7875860703" calcext:value-type="float">
            <text:p>7875860703</text:p>
          </table:table-cell>
          <table:table-cell office:value-type="string" calcext:value-type="string">
            <text:p>saras1997sangle@gmail.com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Gujrathi</text:p>
          </table:table-cell>
          <table:table-cell office:value-type="float" office:value="8087725800" calcext:value-type="float">
            <text:p>8087725800</text:p>
          </table:table-cell>
          <table:table-cell office:value-type="string" calcext:value-type="string">
            <text:p>shubhamgujrathi07@gmail.com</text:p>
          </table:table-cell>
          <table:table-cell table:number-columns-repeated="7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ivya Gurnani</text:p>
          </table:table-cell>
          <table:table-cell office:value-type="float" office:value="9767218864" calcext:value-type="float">
            <text:p>9767218864</text:p>
          </table:table-cell>
          <table:table-cell office:value-type="string" calcext:value-type="string">
            <text:p>divyagurnani7@gamil.com</text:p>
          </table:table-cell>
          <table:table-cell table:number-columns-repeated="7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isti Jalan</text:p>
          </table:table-cell>
          <table:table-cell office:value-type="float" office:value="9923451919" calcext:value-type="float">
            <text:p>9923451919</text:p>
          </table:table-cell>
          <table:table-cell table:number-columns-repeated="8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gisha Sinha</text:p>
          </table:table-cell>
          <table:table-cell office:value-type="float" office:value="9403586741" calcext:value-type="float">
            <text:p>9403586741</text:p>
          </table:table-cell>
          <table:table-cell office:value-type="string" calcext:value-type="string">
            <text:p>vagisha.sinha@cumminscollege.in</text:p>
          </table:table-cell>
          <table:table-cell table:number-columns-repeated="7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tuja Shelar</text:p>
          </table:table-cell>
          <table:table-cell office:value-type="float" office:value="8975195869" calcext:value-type="float">
            <text:p>8975195869</text:p>
          </table:table-cell>
          <table:table-cell office:value-type="string" calcext:value-type="string">
            <text:p>rutu.shelar.555@gmail.com</text:p>
          </table:table-cell>
          <table:table-cell office:value-type="string" calcext:value-type="string">
            <text:p>Kirti Yelavikar</text:p>
          </table:table-cell>
          <table:table-cell office:value-type="float" office:value="70286611471" calcext:value-type="float">
            <text:p>70286611471</text:p>
          </table:table-cell>
          <table:table-cell office:value-type="string" calcext:value-type="string">
            <text:p>kirti.tess@gmail.com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Urja Deshpande</text:p>
          </table:table-cell>
          <table:table-cell office:value-type="float" office:value="8698096851" calcext:value-type="float">
            <text:p>8698096851</text:p>
          </table:table-cell>
          <table:table-cell office:value-type="string" calcext:value-type="string">
            <text:p>urjiideshpande27@mail.com</text:p>
          </table:table-cell>
          <table:table-cell table:number-columns-repeated="7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gruti Bramhna</text:p>
          </table:table-cell>
          <table:table-cell office:value-type="float" office:value="9730965601" calcext:value-type="float">
            <text:p>9730965601</text:p>
          </table:table-cell>
          <table:table-cell office:value-type="string" calcext:value-type="string">
            <text:p>JagrutiBramhna@gmail.com</text:p>
          </table:table-cell>
          <table:table-cell table:number-columns-repeated="7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Machale</text:p>
          </table:table-cell>
          <table:table-cell office:value-type="float" office:value="9890746215" calcext:value-type="float">
            <text:p>9890746215</text:p>
          </table:table-cell>
          <table:table-cell office:value-type="string" calcext:value-type="string">
            <text:p>abhishek1999.machale@gmail.com</text:p>
          </table:table-cell>
          <table:table-cell table:number-columns-repeated="7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el</text:p>
          </table:table-cell>
          <table:table-cell/>
          <table:table-cell office:value-type="string" calcext:value-type="string">
            <text:p>neel.pendhaskar@gmail.com</text:p>
          </table:table-cell>
          <table:table-cell office:value-type="string" calcext:value-type="string">
            <text:p>Aditya</text:p>
          </table:table-cell>
          <table:table-cell office:value-type="float" office:value="9922482449" calcext:value-type="float">
            <text:p>9922482449</text:p>
          </table:table-cell>
          <table:table-cell office:value-type="string" calcext:value-type="string">
            <text:p>aditya.mithari@rediffmail.com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tharva Bhawat</text:p>
          </table:table-cell>
          <table:table-cell office:value-type="float" office:value="7745812525" calcext:value-type="float">
            <text:p>7745812525</text:p>
          </table:table-cell>
          <table:table-cell office:value-type="string" calcext:value-type="string">
            <text:p>aa102027@gmail.com</text:p>
          </table:table-cell>
          <table:table-cell office:value-type="string" calcext:value-type="string">
            <text:p>Yash Shah</text:p>
          </table:table-cell>
          <table:table-cell office:value-type="float" office:value="9922471116" calcext:value-type="float">
            <text:p>9922471116</text:p>
          </table:table-cell>
          <table:table-cell office:value-type="string" calcext:value-type="string">
            <text:p>yashshah160498@gmail.com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chidya</text:p>
          </table:table-cell>
          <table:table-cell office:value-type="float" office:value="8237550911" calcext:value-type="float">
            <text:p>8237550911</text:p>
          </table:table-cell>
          <table:table-cell office:value-type="string" calcext:value-type="string">
            <text:p>ruchidya@gmail.com</text:p>
          </table:table-cell>
          <table:table-cell office:value-type="string" calcext:value-type="string">
            <text:p>Shubhadu Rathor</text:p>
          </table:table-cell>
          <table:table-cell office:value-type="float" office:value="7385370322" calcext:value-type="float">
            <text:p>7385370322</text:p>
          </table:table-cell>
          <table:table-cell office:value-type="string" calcext:value-type="string">
            <text:p>vrukshkat@gmail.com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njali Gaikwad</text:p>
          </table:table-cell>
          <table:table-cell office:value-type="float" office:value="8552051111" calcext:value-type="float">
            <text:p>8552051111</text:p>
          </table:table-cell>
          <table:table-cell office:value-type="string" calcext:value-type="string">
            <text:p>shivanjali.gaikwad111@gmail.com</text:p>
          </table:table-cell>
          <table:table-cell office:value-type="string" calcext:value-type="string">
            <text:p>Poja Chaudhary</text:p>
          </table:table-cell>
          <table:table-cell office:value-type="float" office:value="9762976851" calcext:value-type="float">
            <text:p>9762976851</text:p>
          </table:table-cell>
          <table:table-cell office:value-type="string" calcext:value-type="string">
            <text:p>chaudharypooja33@gmail.com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ni Dhole</text:p>
          </table:table-cell>
          <table:table-cell office:value-type="float" office:value="7219324707" calcext:value-type="float">
            <text:p>7219324707</text:p>
          </table:table-cell>
          <table:table-cell office:value-type="string" calcext:value-type="string">
            <text:p>shivaniud28@gmail.com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nhavi Hinge</text:p>
          </table:table-cell>
          <table:table-cell office:value-type="float" office:value="8378988755" calcext:value-type="float">
            <text:p>8378988755</text:p>
          </table:table-cell>
          <table:table-cell office:value-type="string" calcext:value-type="string">
            <text:p>janhavi.hinge@cumminscollege.in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idehi Joshi</text:p>
          </table:table-cell>
          <table:table-cell office:value-type="float" office:value="7776058351" calcext:value-type="float">
            <text:p>7776058351</text:p>
          </table:table-cell>
          <table:table-cell office:value-type="string" calcext:value-type="string">
            <text:p>vaidehijoshi100@gmail.com</text:p>
          </table:table-cell>
          <table:table-cell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edika Barde</text:p>
          </table:table-cell>
          <table:table-cell office:value-type="float" office:value="7588465556" calcext:value-type="float">
            <text:p>7588465556</text:p>
          </table:table-cell>
          <table:table-cell office:value-type="string" calcext:value-type="string">
            <text:p>bardevedika@gmail.com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ura Apte</text:p>
          </table:table-cell>
          <table:table-cell office:value-type="float" office:value="9762036855" calcext:value-type="float">
            <text:p>9762036855</text:p>
          </table:table-cell>
          <table:table-cell office:value-type="string" calcext:value-type="string">
            <text:p>aptemadhura222@gmail.com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umita Chatne</text:p>
          </table:table-cell>
          <table:table-cell office:value-type="float" office:value="9763750957" calcext:value-type="float">
            <text:p>9763750957</text:p>
          </table:table-cell>
          <table:table-cell office:value-type="string" calcext:value-type="string">
            <text:p>madhumitachatne@gmail.com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rthak</text:p>
          </table:table-cell>
          <table:table-cell office:value-type="float" office:value="8698628744" calcext:value-type="float">
            <text:p>8698628744</text:p>
          </table:table-cell>
          <table:table-cell office:value-type="string" calcext:value-type="string">
            <text:p>MeBeSilent@gmail.com</text:p>
          </table:table-cell>
          <table:table-cell office:value-type="string" calcext:value-type="string">
            <text:p>Shashank Singh</text:p>
          </table:table-cell>
          <table:table-cell office:value-type="float" office:value="8698628744" calcext:value-type="float">
            <text:p>8698628744</text:p>
          </table:table-cell>
          <table:table-cell office:value-type="string" calcext:value-type="string">
            <text:p>shashanksinghrathore57@gmail.com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njay Singh Rathoure</text:p>
          </table:table-cell>
          <table:table-cell office:value-type="float" office:value="8698635501" calcext:value-type="float">
            <text:p>8698635501</text:p>
          </table:table-cell>
          <table:table-cell office:value-type="string" calcext:value-type="string">
            <text:p>aitsanjay6129@gmail.com</text:p>
          </table:table-cell>
          <table:table-cell office:value-type="string" calcext:value-type="string">
            <text:p>Saurav Joshi</text:p>
          </table:table-cell>
          <table:table-cell office:value-type="float" office:value="7261999059" calcext:value-type="float">
            <text:p>7261999059</text:p>
          </table:table-cell>
          <table:table-cell office:value-type="string" calcext:value-type="string">
            <text:p>sauravjoshi91197@gmail.com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 Kranthi Kiran</text:p>
          </table:table-cell>
          <table:table-cell office:value-type="float" office:value="8698570081" calcext:value-type="float">
            <text:p>8698570081</text:p>
          </table:table-cell>
          <table:table-cell office:value-type="string" calcext:value-type="string">
            <text:p>the.kranthikiran@gmail.com</text:p>
          </table:table-cell>
          <table:table-cell office:value-type="string" calcext:value-type="string">
            <text:p>G mothy</text:p>
          </table:table-cell>
          <table:table-cell office:value-type="float" office:value="8698572133" calcext:value-type="float">
            <text:p>8698572133</text:p>
          </table:table-cell>
          <table:table-cell office:value-type="string" calcext:value-type="string">
            <text:p>gobillamothy85@gmail.com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VEK RAJAN VERMA</text:p>
          </table:table-cell>
          <table:table-cell office:value-type="float" office:value="9637895537" calcext:value-type="float">
            <text:p>9637895537</text:p>
          </table:table-cell>
          <table:table-cell office:value-type="string" calcext:value-type="string">
            <text:p>vivekzmr3@gmail.com</text:p>
          </table:table-cell>
          <table:table-cell office:value-type="string" calcext:value-type="string">
            <text:p>AJAY Thakur</text:p>
          </table:table-cell>
          <table:table-cell office:value-type="float" office:value="8806743564" calcext:value-type="float">
            <text:p>8806743564</text:p>
          </table:table-cell>
          <table:table-cell office:value-type="string" calcext:value-type="string">
            <text:p>thakurajay1717@gmail.com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it kumar yadav</text:p>
          </table:table-cell>
          <table:table-cell office:value-type="float" office:value="8698685036" calcext:value-type="float">
            <text:p>8698685036</text:p>
          </table:table-cell>
          <table:table-cell office:value-type="string" calcext:value-type="string">
            <text:p>amit5841468@gmail.com</text:p>
          </table:table-cell>
          <table:table-cell table:number-columns-repeated="7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ibhav Solanki</text:p>
          </table:table-cell>
          <table:table-cell office:value-type="float" office:value="8698612753" calcext:value-type="float">
            <text:p>8698612753</text:p>
          </table:table-cell>
          <table:table-cell office:value-type="string" calcext:value-type="string">
            <text:p>vbhvsolanki7500@gmail.com</text:p>
          </table:table-cell>
          <table:table-cell office:value-type="string" calcext:value-type="string">
            <text:p>kamal Mehra</text:p>
          </table:table-cell>
          <table:table-cell office:value-type="float" office:value="8698620670" calcext:value-type="float">
            <text:p>8698620670</text:p>
          </table:table-cell>
          <table:table-cell office:value-type="string" calcext:value-type="string">
            <text:p>vbhvsolanki7500@gmail.com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usha</text:p>
          </table:table-cell>
          <table:table-cell office:value-type="float" office:value="9701356712" calcext:value-type="float">
            <text:p>9701356712</text:p>
          </table:table-cell>
          <table:table-cell office:value-type="string" calcext:value-type="string">
            <text:p>anushareddyrocks16@gmail.com</text:p>
          </table:table-cell>
          <table:table-cell table:number-columns-repeated="7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bhendu Das Mohapatra</text:p>
          </table:table-cell>
          <table:table-cell office:value-type="float" office:value="8698667601" calcext:value-type="float">
            <text:p>8698667601</text:p>
          </table:table-cell>
          <table:table-cell office:value-type="string" calcext:value-type="string">
            <text:p>subhendu.bapu@gmail.com</text:p>
          </table:table-cell>
          <table:table-cell office:value-type="string" calcext:value-type="string">
            <text:p>Kurra.Vijayakrishna Rao</text:p>
          </table:table-cell>
          <table:table-cell office:value-type="float" office:value="8698674669" calcext:value-type="float">
            <text:p>8698674669</text:p>
          </table:table-cell>
          <table:table-cell office:value-type="string" calcext:value-type="string">
            <text:p>vijayakrishnarao.kurra@gmail.com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nny Sarma</text:p>
          </table:table-cell>
          <table:table-cell office:value-type="float" office:value="8698570745" calcext:value-type="float">
            <text:p>8698570745</text:p>
          </table:table-cell>
          <table:table-cell office:value-type="string" calcext:value-type="string">
            <text:p>prezrishabh001@gmail.com</text:p>
          </table:table-cell>
          <table:table-cell office:value-type="string" calcext:value-type="string">
            <text:p>Rishabh Tiwari</text:p>
          </table:table-cell>
          <table:table-cell office:value-type="float" office:value="9407058785" calcext:value-type="float">
            <text:p>9407058785</text:p>
          </table:table-cell>
          <table:table-cell office:value-type="string" calcext:value-type="string">
            <text:p>prezrishabh001@gmail.com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i Talwadekar</text:p>
          </table:table-cell>
          <table:table-cell office:value-type="float" office:value="9657190812" calcext:value-type="float">
            <text:p>9657190812</text:p>
          </table:table-cell>
          <table:table-cell office:value-type="string" calcext:value-type="string">
            <text:p>saist19@gmail.com</text:p>
          </table:table-cell>
          <table:table-cell office:value-type="string" calcext:value-type="string">
            <text:p>vaibhav Andhare</text:p>
          </table:table-cell>
          <table:table-cell office:value-type="float" office:value="7030740901" calcext:value-type="float">
            <text:p>7030740901</text:p>
          </table:table-cell>
          <table:table-cell office:value-type="string" calcext:value-type="string">
            <text:p>vaibhavandhare23@gmail.com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nav Levharkar</text:p>
          </table:table-cell>
          <table:table-cell office:value-type="float" office:value="9423354065" calcext:value-type="float">
            <text:p>9423354065</text:p>
          </table:table-cell>
          <table:table-cell office:value-type="string" calcext:value-type="string">
            <text:p>abhinav.levharkar@gmail.com</text:p>
          </table:table-cell>
          <table:table-cell office:value-type="string" calcext:value-type="string">
            <text:p>Shrey Sinha</text:p>
          </table:table-cell>
          <table:table-cell office:value-type="float" office:value="8554928702" calcext:value-type="float">
            <text:p>8554928702</text:p>
          </table:table-cell>
          <table:table-cell office:value-type="string" calcext:value-type="string">
            <text:p>shreyk1999@gmail.com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umya Kumari</text:p>
          </table:table-cell>
          <table:table-cell office:value-type="float" office:value="7276422122" calcext:value-type="float">
            <text:p>7276422122</text:p>
          </table:table-cell>
          <table:table-cell office:value-type="string" calcext:value-type="string">
            <text:p>soumyakumar97@gmail.com</text:p>
          </table:table-cell>
          <table:table-cell table:number-columns-repeated="7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i Chavan</text:p>
          </table:table-cell>
          <table:table-cell office:value-type="float" office:value="7744853312" calcext:value-type="float">
            <text:p>7744853312</text:p>
          </table:table-cell>
          <table:table-cell office:value-type="string" calcext:value-type="string">
            <text:p>chavanaditi98@gmail.com</text:p>
          </table:table-cell>
          <table:table-cell office:value-type="string" calcext:value-type="string">
            <text:p>deepti prasad</text:p>
          </table:table-cell>
          <table:table-cell office:value-type="float" office:value="9930719017" calcext:value-type="float">
            <text:p>9930719017</text:p>
          </table:table-cell>
          <table:table-cell office:value-type="string" calcext:value-type="string">
            <text:p>deepti.prasad7@gmail.com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Kothari</text:p>
          </table:table-cell>
          <table:table-cell office:value-type="float" office:value="9674943529" calcext:value-type="float">
            <text:p>9674943529</text:p>
          </table:table-cell>
          <table:table-cell office:value-type="string" calcext:value-type="string">
            <text:p>nik.kothari22@live.com</text:p>
          </table:table-cell>
          <table:table-cell table:number-columns-repeated="7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bham mishra</text:p>
          </table:table-cell>
          <table:table-cell office:value-type="float" office:value="8237220758" calcext:value-type="float">
            <text:p>8237220758</text:p>
          </table:table-cell>
          <table:table-cell office:value-type="string" calcext:value-type="string">
            <text:p>mishrasubham21081998@gmail.com</text:p>
          </table:table-cell>
          <table:table-cell office:value-type="string" calcext:value-type="string">
            <text:p>soumak sinha</text:p>
          </table:table-cell>
          <table:table-cell office:value-type="float" office:value="8237213276" calcext:value-type="float">
            <text:p>8237213276</text:p>
          </table:table-cell>
          <table:table-cell office:value-type="string" calcext:value-type="string">
            <text:p>soumaksinha1@gmail.com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shravya Udapikar</text:p>
          </table:table-cell>
          <table:table-cell office:value-type="float" office:value="8805162176" calcext:value-type="float">
            <text:p>8805162176</text:p>
          </table:table-cell>
          <table:table-cell office:value-type="string" calcext:value-type="string">
            <text:p>sushravyaudapikar@gmail.com</text:p>
          </table:table-cell>
          <table:table-cell office:value-type="string" calcext:value-type="string">
            <text:p>Kemal Jambhulkar</text:p>
          </table:table-cell>
          <table:table-cell office:value-type="float" office:value="8149406076" calcext:value-type="float">
            <text:p>8149406076</text:p>
          </table:table-cell>
          <table:table-cell office:value-type="string" calcext:value-type="string">
            <text:p>sushravyaudapikar@gmail.com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ita Jantikar</text:p>
          </table:table-cell>
          <table:table-cell office:value-type="float" office:value="9730642794" calcext:value-type="float">
            <text:p>9730642794</text:p>
          </table:table-cell>
          <table:table-cell office:value-type="string" calcext:value-type="string">
            <text:p>nikita.jantikar@gmail.com</text:p>
          </table:table-cell>
          <table:table-cell office:value-type="string" calcext:value-type="string">
            <text:p>Gautami Sangoram</text:p>
          </table:table-cell>
          <table:table-cell office:value-type="float" office:value="8407986805" calcext:value-type="float">
            <text:p>8407986805</text:p>
          </table:table-cell>
          <table:table-cell office:value-type="string" calcext:value-type="string">
            <text:p>gautami.sangoram@gmail.com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arshal Mehta</text:p>
          </table:table-cell>
          <table:table-cell office:value-type="float" office:value="9403033368" calcext:value-type="float">
            <text:p>9403033368</text:p>
          </table:table-cell>
          <table:table-cell office:value-type="string" calcext:value-type="string">
            <text:p>mehtaharshal1998@gmail.com</text:p>
          </table:table-cell>
          <table:table-cell table:number-columns-repeated="7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Sinha</text:p>
          </table:table-cell>
          <table:table-cell office:value-type="float" office:value="7304104892" calcext:value-type="float">
            <text:p>7304104892</text:p>
          </table:table-cell>
          <table:table-cell office:value-type="string" calcext:value-type="string">
            <text:p>adityave.97@gmail.com</text:p>
          </table:table-cell>
          <table:table-cell office:value-type="string" calcext:value-type="string">
            <text:p>Nikhil Mahajan</text:p>
          </table:table-cell>
          <table:table-cell office:value-type="float" office:value="9009140067" calcext:value-type="float">
            <text:p>9009140067</text:p>
          </table:table-cell>
          <table:table-cell office:value-type="string" calcext:value-type="string">
            <text:p>nikhilmahajan9847@gmail.com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Bhushan Sadalage</text:p>
          </table:table-cell>
          <table:table-cell office:value-type="float" office:value="8554057329" calcext:value-type="float">
            <text:p>8554057329</text:p>
          </table:table-cell>
          <table:table-cell office:value-type="string" calcext:value-type="string">
            <text:p>sadalagebhushan@gmail.com</text:p>
          </table:table-cell>
          <table:table-cell table:number-columns-repeated="7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iyush V. Bendale</text:p>
          </table:table-cell>
          <table:table-cell office:value-type="float" office:value="9158674554" calcext:value-type="float">
            <text:p>9158674554</text:p>
          </table:table-cell>
          <table:table-cell office:value-type="string" calcext:value-type="string">
            <text:p>piyushbendale7@rediffmail.com</text:p>
          </table:table-cell>
          <table:table-cell office:value-type="string" calcext:value-type="string">
            <text:p>vivek sonar</text:p>
          </table:table-cell>
          <table:table-cell office:value-type="float" office:value="8237550016" calcext:value-type="float">
            <text:p>8237550016</text:p>
          </table:table-cell>
          <table:table-cell office:value-type="string" calcext:value-type="string">
            <text:p>vivekgsonar112@gmail.com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raj kamble</text:p>
          </table:table-cell>
          <table:table-cell office:value-type="float" office:value="9881824621" calcext:value-type="float">
            <text:p>9881824621</text:p>
          </table:table-cell>
          <table:table-cell office:value-type="string" calcext:value-type="string">
            <text:p>kamblesuraj024@gmail.com</text:p>
          </table:table-cell>
          <table:table-cell table:number-columns-repeated="7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yadav</text:p>
          </table:table-cell>
          <table:table-cell office:value-type="float" office:value="9987130466" calcext:value-type="float">
            <text:p>9987130466</text:p>
          </table:table-cell>
          <table:table-cell office:value-type="string" calcext:value-type="string">
            <text:p>nkhilcool542@gmail.com</text:p>
          </table:table-cell>
          <table:table-cell office:value-type="string" calcext:value-type="string">
            <text:p>Shashank Shanbhag</text:p>
          </table:table-cell>
          <table:table-cell office:value-type="float" office:value="7738456455" calcext:value-type="float">
            <text:p>7738456455</text:p>
          </table:table-cell>
          <table:table-cell office:value-type="string" calcext:value-type="string">
            <text:p>shashankrobot72@gmail.com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m singh</text:p>
          </table:table-cell>
          <table:table-cell office:value-type="float" office:value="8605750778" calcext:value-type="float">
            <text:p>8605750778</text:p>
          </table:table-cell>
          <table:table-cell office:value-type="string" calcext:value-type="string">
            <text:p>16030122068@sicsr.ac.in</text:p>
          </table:table-cell>
          <table:table-cell table:number-columns-repeated="7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kur sakhala</text:p>
          </table:table-cell>
          <table:table-cell office:value-type="float" office:value="8805671969" calcext:value-type="float">
            <text:p>8805671969</text:p>
          </table:table-cell>
          <table:table-cell office:value-type="string" calcext:value-type="string">
            <text:p>ankurgsakhala@gmail.com</text:p>
          </table:table-cell>
          <table:table-cell table:number-columns-repeated="7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it Telore</text:p>
          </table:table-cell>
          <table:table-cell office:value-type="float" office:value="9158753690" calcext:value-type="float">
            <text:p>9158753690</text:p>
          </table:table-cell>
          <table:table-cell office:value-type="string" calcext:value-type="string">
            <text:p>pranit.telore1@gmail.com</text:p>
          </table:table-cell>
          <table:table-cell office:value-type="string" calcext:value-type="string">
            <text:p>Kiran Bhore</text:p>
          </table:table-cell>
          <table:table-cell office:value-type="float" office:value="9130725035" calcext:value-type="float">
            <text:p>9130725035</text:p>
          </table:table-cell>
          <table:table-cell office:value-type="string" calcext:value-type="string">
            <text:p>kiranbhore583@gmail.com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kasbe</text:p>
          </table:table-cell>
          <table:table-cell office:value-type="float" office:value="9405711335" calcext:value-type="float">
            <text:p>9405711335</text:p>
          </table:table-cell>
          <table:table-cell office:value-type="string" calcext:value-type="string">
            <text:p>nikhilkasbe@gmail.com</text:p>
          </table:table-cell>
          <table:table-cell office:value-type="string" calcext:value-type="string">
            <text:p>Parish Kumar</text:p>
          </table:table-cell>
          <table:table-cell office:value-type="float" office:value="9762565530" calcext:value-type="float">
            <text:p>9762565530</text:p>
          </table:table-cell>
          <table:table-cell office:value-type="string" calcext:value-type="string">
            <text:p>parishk.haldkar@gmail.com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anmay Patil</text:p>
          </table:table-cell>
          <table:table-cell office:value-type="float" office:value="9130227572" calcext:value-type="float">
            <text:p>9130227572</text:p>
          </table:table-cell>
          <table:table-cell office:value-type="string" calcext:value-type="string">
            <text:p>patiltanmay73@gmail.com</text:p>
          </table:table-cell>
          <table:table-cell table:number-columns-repeated="7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jeet awaghade</text:p>
          </table:table-cell>
          <table:table-cell office:value-type="float" office:value="8149512522" calcext:value-type="float">
            <text:p>8149512522</text:p>
          </table:table-cell>
          <table:table-cell office:value-type="string" calcext:value-type="string">
            <text:p>awaghadeabhijeet123@gmail.com</text:p>
          </table:table-cell>
          <table:table-cell table:number-columns-repeated="7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earl Swaminathan</text:p>
          </table:table-cell>
          <table:table-cell office:value-type="float" office:value="9922487051" calcext:value-type="float">
            <text:p>9922487051</text:p>
          </table:table-cell>
          <table:table-cell office:value-type="string" calcext:value-type="string">
            <text:p>pearlswaminathan014@gmail.com</text:p>
          </table:table-cell>
          <table:table-cell table:number-columns-repeated="7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Koshti</text:p>
          </table:table-cell>
          <table:table-cell office:value-type="float" office:value="9527900992" calcext:value-type="float">
            <text:p>9527900992</text:p>
          </table:table-cell>
          <table:table-cell office:value-type="string" calcext:value-type="string">
            <text:p>shubham.koshti10016@gmail.com</text:p>
          </table:table-cell>
          <table:table-cell table:number-columns-repeated="7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v <text:s/>borhade</text:p>
          </table:table-cell>
          <table:table-cell office:value-type="float" office:value="8149892357" calcext:value-type="float">
            <text:p>8149892357</text:p>
          </table:table-cell>
          <table:table-cell office:value-type="string" calcext:value-type="string">
            <text:p>rborhade04@gmail.com</text:p>
          </table:table-cell>
          <table:table-cell table:number-columns-repeated="7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ash Nahar</text:p>
          </table:table-cell>
          <table:table-cell office:value-type="float" office:value="9404934544" calcext:value-type="float">
            <text:p>9404934544</text:p>
          </table:table-cell>
          <table:table-cell office:value-type="string" calcext:value-type="string">
            <text:p>akashn383@gmail.com</text:p>
          </table:table-cell>
          <table:table-cell office:value-type="string" calcext:value-type="string">
            <text:p>Ameya Ade</text:p>
          </table:table-cell>
          <table:table-cell office:value-type="float" office:value="8378001285" calcext:value-type="float">
            <text:p>8378001285</text:p>
          </table:table-cell>
          <table:table-cell office:value-type="string" calcext:value-type="string">
            <text:p>ameyaaade@gmail.com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evika Khandagale</text:p>
          </table:table-cell>
          <table:table-cell office:value-type="float" office:value="8605318580" calcext:value-type="float">
            <text:p>8605318580</text:p>
          </table:table-cell>
          <table:table-cell office:value-type="string" calcext:value-type="string">
            <text:p>vasudhakhandagale@gmail.com</text:p>
          </table:table-cell>
          <table:table-cell office:value-type="string" calcext:value-type="string">
            <text:p>purvi modi</text:p>
          </table:table-cell>
          <table:table-cell office:value-type="float" office:value="8087492913" calcext:value-type="float">
            <text:p>8087492913</text:p>
          </table:table-cell>
          <table:table-cell office:value-type="string" calcext:value-type="string">
            <text:p>purvimodi1997@gmail.com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ar bhalerao</text:p>
          </table:table-cell>
          <table:table-cell office:value-type="float" office:value="7350012572" calcext:value-type="float">
            <text:p>7350012572</text:p>
          </table:table-cell>
          <table:table-cell office:value-type="string" calcext:value-type="string">
            <text:p>aomkar24@gmail.com</text:p>
          </table:table-cell>
          <table:table-cell office:value-type="string" calcext:value-type="string">
            <text:p>Chappidi Vishnuvardhan Subbaiah</text:p>
          </table:table-cell>
          <table:table-cell office:value-type="float" office:value="8149908309" calcext:value-type="float">
            <text:p>8149908309</text:p>
          </table:table-cell>
          <table:table-cell office:value-type="string" calcext:value-type="string">
            <text:p>ashleyrocks0247@gmail.com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uja mokadam</text:p>
          </table:table-cell>
          <table:table-cell office:value-type="float" office:value="8983643611" calcext:value-type="float">
            <text:p>8983643611</text:p>
          </table:table-cell>
          <table:table-cell office:value-type="string" calcext:value-type="string">
            <text:p>anujamokadam13@gmail.com</text:p>
          </table:table-cell>
          <table:table-cell office:value-type="string" calcext:value-type="string">
            <text:p>Apurva Datkhile</text:p>
          </table:table-cell>
          <table:table-cell office:value-type="float" office:value="9767376126" calcext:value-type="float">
            <text:p>9767376126</text:p>
          </table:table-cell>
          <table:table-cell office:value-type="string" calcext:value-type="string">
            <text:p>datkhileapurva7@gmail.com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aryu deshmukh</text:p>
          </table:table-cell>
          <table:table-cell office:value-type="float" office:value="7057906428" calcext:value-type="float">
            <text:p>7057906428</text:p>
          </table:table-cell>
          <table:table-cell office:value-type="string" calcext:value-type="string">
            <text:p>Sharyudeshmukh82@gmail.com</text:p>
          </table:table-cell>
          <table:table-cell office:value-type="string" calcext:value-type="string">
            <text:p>revati girgaonkar</text:p>
          </table:table-cell>
          <table:table-cell office:value-type="float" office:value="8408925005" calcext:value-type="float">
            <text:p>8408925005</text:p>
          </table:table-cell>
          <table:table-cell office:value-type="string" calcext:value-type="string">
            <text:p>revatigirgaonkar7@gmail.com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kshi ambatkar</text:p>
          </table:table-cell>
          <table:table-cell office:value-type="float" office:value="9975531162" calcext:value-type="float">
            <text:p>9975531162</text:p>
          </table:table-cell>
          <table:table-cell office:value-type="string" calcext:value-type="string">
            <text:p>sakshiambatkar235788@gmail.com</text:p>
          </table:table-cell>
          <table:table-cell office:value-type="string" calcext:value-type="string">
            <text:p>kalpesh gawali</text:p>
          </table:table-cell>
          <table:table-cell office:value-type="float" office:value="8686874425" calcext:value-type="float">
            <text:p>8686874425</text:p>
          </table:table-cell>
          <table:table-cell office:value-type="string" calcext:value-type="string">
            <text:p>kedarwanikar@gmail.com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arshil bhatt</text:p>
          </table:table-cell>
          <table:table-cell office:value-type="float" office:value="9168778279" calcext:value-type="float">
            <text:p>9168778279</text:p>
          </table:table-cell>
          <table:table-cell office:value-type="string" calcext:value-type="string">
            <text:p>harshilbhatt99@yahoo.in</text:p>
          </table:table-cell>
          <table:table-cell office:value-type="string" calcext:value-type="string">
            <text:p>Akhilan P.S.</text:p>
          </table:table-cell>
          <table:table-cell office:value-type="float" office:value="9921368372" calcext:value-type="float">
            <text:p>9921368372</text:p>
          </table:table-cell>
          <table:table-cell office:value-type="string" calcext:value-type="string">
            <text:p>akhilan96.aps@gmail.com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uti bidwalkar</text:p>
          </table:table-cell>
          <table:table-cell office:value-type="float" office:value="9423085266" calcext:value-type="float">
            <text:p>9423085266</text:p>
          </table:table-cell>
          <table:table-cell office:value-type="string" calcext:value-type="string">
            <text:p>shrutinb@gmail.com</text:p>
          </table:table-cell>
          <table:table-cell table:number-columns-repeated="7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ohit Awate</text:p>
          </table:table-cell>
          <table:table-cell office:value-type="float" office:value="9673925924" calcext:value-type="float">
            <text:p>9673925924</text:p>
          </table:table-cell>
          <table:table-cell office:value-type="string" calcext:value-type="string">
            <text:p>rohitawate121@gmail.com</text:p>
          </table:table-cell>
          <table:table-cell office:value-type="string" calcext:value-type="string">
            <text:p>Divyank Agarwal</text:p>
          </table:table-cell>
          <table:table-cell office:value-type="float" office:value="9767912137" calcext:value-type="float">
            <text:p>9767912137</text:p>
          </table:table-cell>
          <table:table-cell office:value-type="string" calcext:value-type="string">
            <text:p>divyankagarwal7@gmail.com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ejashree kalel</text:p>
          </table:table-cell>
          <table:table-cell office:value-type="float" office:value="8652868213" calcext:value-type="float">
            <text:p>8652868213</text:p>
          </table:table-cell>
          <table:table-cell office:value-type="string" calcext:value-type="string">
            <text:p>tejashreekalel@gmail.com</text:p>
          </table:table-cell>
          <table:table-cell table:number-columns-repeated="7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et Doke</text:p>
          </table:table-cell>
          <table:table-cell office:value-type="float" office:value="9503449099" calcext:value-type="float">
            <text:p>9503449099</text:p>
          </table:table-cell>
          <table:table-cell office:value-type="string" calcext:value-type="string">
            <text:p>niketdoke456@gmail.com</text:p>
          </table:table-cell>
          <table:table-cell office:value-type="string" calcext:value-type="string">
            <text:p>Chakor Pandkar</text:p>
          </table:table-cell>
          <table:table-cell office:value-type="float" office:value="8308356069" calcext:value-type="float">
            <text:p>8308356069</text:p>
          </table:table-cell>
          <table:table-cell office:value-type="string" calcext:value-type="string">
            <text:p>niketdoke456@gmail.com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waraj Thamke</text:p>
          </table:table-cell>
          <table:table-cell office:value-type="float" office:value="8888922255" calcext:value-type="float">
            <text:p>8888922255</text:p>
          </table:table-cell>
          <table:table-cell office:value-type="string" calcext:value-type="string">
            <text:p>swarajthamke55@gmail.com</text:p>
          </table:table-cell>
          <table:table-cell office:value-type="string" calcext:value-type="string">
            <text:p>Kunal Porwal</text:p>
          </table:table-cell>
          <table:table-cell office:value-type="float" office:value="7507284704" calcext:value-type="float">
            <text:p>7507284704</text:p>
          </table:table-cell>
          <table:table-cell office:value-type="string" calcext:value-type="string">
            <text:p>kunalprwl59@gmail.com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run goyal</text:p>
          </table:table-cell>
          <table:table-cell office:value-type="float" office:value="8149404767" calcext:value-type="float">
            <text:p>8149404767</text:p>
          </table:table-cell>
          <table:table-cell office:value-type="string" calcext:value-type="string">
            <text:p>varungoyal311213@gmail.com</text:p>
          </table:table-cell>
          <table:table-cell table:number-columns-repeated="7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eri rana</text:p>
          </table:table-cell>
          <table:table-cell office:value-type="float" office:value="8149361566" calcext:value-type="float">
            <text:p>8149361566</text:p>
          </table:table-cell>
          <table:table-cell office:value-type="string" calcext:value-type="string">
            <text:p>anerirana2000@gmail.com</text:p>
          </table:table-cell>
          <table:table-cell table:number-columns-repeated="7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iti Agrawal</text:p>
          </table:table-cell>
          <table:table-cell office:value-type="float" office:value="9028418234" calcext:value-type="float">
            <text:p>9028418234</text:p>
          </table:table-cell>
          <table:table-cell office:value-type="string" calcext:value-type="string">
            <text:p>ritiagrawal026@gmail.com</text:p>
          </table:table-cell>
          <table:table-cell office:value-type="string" calcext:value-type="string">
            <text:p>sonali jha</text:p>
          </table:table-cell>
          <table:table-cell office:value-type="float" office:value="8412855145" calcext:value-type="float">
            <text:p>8412855145</text:p>
          </table:table-cell>
          <table:table-cell office:value-type="string" calcext:value-type="string">
            <text:p>sonalijha108@gmail.com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m baghul</text:p>
          </table:table-cell>
          <table:table-cell office:value-type="float" office:value="9405758131" calcext:value-type="float">
            <text:p>9405758131</text:p>
          </table:table-cell>
          <table:table-cell office:value-type="string" calcext:value-type="string">
            <text:p>shivambaghal378@gmail.com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unak landge</text:p>
          </table:table-cell>
          <table:table-cell office:value-type="float" office:value="8605592249" calcext:value-type="float">
            <text:p>8605592249</text:p>
          </table:table-cell>
          <table:table-cell office:value-type="string" calcext:value-type="string">
            <text:p>ronak.landge@gmailcom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raj shinde</text:p>
          </table:table-cell>
          <table:table-cell office:value-type="float" office:value="8380856633" calcext:value-type="float">
            <text:p>8380856633</text:p>
          </table:table-cell>
          <table:table-cell office:value-type="string" calcext:value-type="string">
            <text:p>nirajs615@gmail.com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pra Mittal</text:p>
          </table:table-cell>
          <table:table-cell office:value-type="float" office:value="9422901082" calcext:value-type="float">
            <text:p>9422901082</text:p>
          </table:table-cell>
          <table:table-cell office:value-type="string" calcext:value-type="string">
            <text:p>shipramttl@gmail.com</text:p>
          </table:table-cell>
          <table:table-cell office:value-type="string" calcext:value-type="string">
            <text:p>VaishnaviBoraste</text:p>
          </table:table-cell>
          <table:table-cell office:value-type="float" office:value="9172118844" calcext:value-type="float">
            <text:p>9172118844</text:p>
          </table:table-cell>
          <table:table-cell office:value-type="string" calcext:value-type="string">
            <text:p>vashnaviboraste2011@gmail.com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li Saheeb</text:p>
          </table:table-cell>
          <table:table-cell office:value-type="float" office:value="8149656172" calcext:value-type="float">
            <text:p>8149656172</text:p>
          </table:table-cell>
          <table:table-cell office:value-type="string" calcext:value-type="string">
            <text:p>ali_saheeb@yahoo.com</text:p>
          </table:table-cell>
          <table:table-cell office:value-type="string" calcext:value-type="string">
            <text:p>Sadique</text:p>
          </table:table-cell>
          <table:table-cell office:value-type="float" office:value="744800245" calcext:value-type="float">
            <text:p>744800245</text:p>
          </table:table-cell>
          <table:table-cell office:value-type="string" calcext:value-type="string">
            <text:p>sadil103.ss@gmail.com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jinkya Sulgudle</text:p>
          </table:table-cell>
          <table:table-cell office:value-type="float" office:value="7743924123" calcext:value-type="float">
            <text:p>7743924123</text:p>
          </table:table-cell>
          <table:table-cell office:value-type="string" calcext:value-type="string">
            <text:p>adharashive@gmail.com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utosh Patil</text:p>
          </table:table-cell>
          <table:table-cell office:value-type="float" office:value="9029061840" calcext:value-type="float">
            <text:p>9029061840</text:p>
          </table:table-cell>
          <table:table-cell office:value-type="string" calcext:value-type="string">
            <text:p>ashu1998.ap.ap@gmail.com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vinash</text:p>
          </table:table-cell>
          <table:table-cell office:value-type="float" office:value="8983878885" calcext:value-type="float">
            <text:p>8983878885</text:p>
          </table:table-cell>
          <table:table-cell office:value-type="string" calcext:value-type="string">
            <text:p>avinashugale2888@gmail.com</text:p>
          </table:table-cell>
          <table:table-cell office:value-type="string" calcext:value-type="string">
            <text:p>Varshan</text:p>
          </table:table-cell>
          <table:table-cell office:value-type="float" office:value="8087974784" calcext:value-type="float">
            <text:p>8087974784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Shekade</text:p>
          </table:table-cell>
          <table:table-cell office:value-type="float" office:value="8087321560" calcext:value-type="float">
            <text:p>8087321560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tan Ingale</text:p>
          </table:table-cell>
          <table:table-cell office:value-type="float" office:value="8275357858" calcext:value-type="float">
            <text:p>8275357858</text:p>
          </table:table-cell>
          <table:table-cell office:value-type="string" calcext:value-type="string">
            <text:p>iketu312@gmail.com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thamesh</text:p>
          </table:table-cell>
          <table:table-cell office:value-type="float" office:value="8390654932" calcext:value-type="float">
            <text:p>8390654932</text:p>
          </table:table-cell>
          <table:table-cell office:value-type="string" calcext:value-type="string">
            <text:p>prathameshnehe0701@gmail.com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eepak</text:p>
          </table:table-cell>
          <table:table-cell office:value-type="float" office:value="9146070340" calcext:value-type="float">
            <text:p>9146070340</text:p>
          </table:table-cell>
          <table:table-cell office:value-type="string" calcext:value-type="string">
            <text:p>itsdeepakchaudri@gmail.com</text:p>
          </table:table-cell>
          <table:table-cell office:value-type="string" calcext:value-type="string">
            <text:p>nikhil</text:p>
          </table:table-cell>
          <table:table-cell office:value-type="float" office:value="7028061967" calcext:value-type="float">
            <text:p>7028061967</text:p>
          </table:table-cell>
          <table:table-cell office:value-type="string" calcext:value-type="string">
            <text:p>nikhilothawade0007@gmail.com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ooja</text:p>
          </table:table-cell>
          <table:table-cell office:value-type="float" office:value="9579497998" calcext:value-type="float">
            <text:p>9579497998</text:p>
          </table:table-cell>
          <table:table-cell office:value-type="string" calcext:value-type="string">
            <text:p>ppchaudhari4998@gmail.com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shakha</text:p>
          </table:table-cell>
          <table:table-cell office:value-type="float" office:value="9579010370" calcext:value-type="float">
            <text:p>9579010370</text:p>
          </table:table-cell>
          <table:table-cell office:value-type="string" calcext:value-type="string">
            <text:p>vskulkarni3112@gmail.com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jakta</text:p>
          </table:table-cell>
          <table:table-cell office:value-type="float" office:value="9423756472" calcext:value-type="float">
            <text:p>9423756472</text:p>
          </table:table-cell>
          <table:table-cell office:value-type="string" calcext:value-type="string">
            <text:p>desaleprajakta2327@gmail.com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jaykumar Dangi</text:p>
          </table:table-cell>
          <table:table-cell office:value-type="float" office:value="9921072057" calcext:value-type="float">
            <text:p>9921072057</text:p>
          </table:table-cell>
          <table:table-cell office:value-type="string" calcext:value-type="string">
            <text:p>vini.g.1602@gmail.com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 Bhaleroo</text:p>
          </table:table-cell>
          <table:table-cell office:value-type="float" office:value="9423322840" calcext:value-type="float">
            <text:p>9423322840</text:p>
          </table:table-cell>
          <table:table-cell office:value-type="string" calcext:value-type="string">
            <text:p>gauravbhaleroo567@gmail.com</text:p>
          </table:table-cell>
          <table:table-cell office:value-type="string" calcext:value-type="string">
            <text:p>Abhishek Jain</text:p>
          </table:table-cell>
          <table:table-cell office:value-type="float" office:value="9130944323" calcext:value-type="float">
            <text:p>9130944323</text:p>
          </table:table-cell>
          <table:table-cell office:value-type="string" calcext:value-type="string">
            <text:p>abhirp123@gmail.com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rishikesh Datir</text:p>
          </table:table-cell>
          <table:table-cell office:value-type="float" office:value="9503426107" calcext:value-type="float">
            <text:p>9503426107</text:p>
          </table:table-cell>
          <table:table-cell office:value-type="string" calcext:value-type="string">
            <text:p>hrishikeshdatir2016@gmail.com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avan Soni</text:p>
          </table:table-cell>
          <table:table-cell office:value-type="float" office:value="7038940760" calcext:value-type="float">
            <text:p>7038940760</text:p>
          </table:table-cell>
          <table:table-cell office:value-type="string" calcext:value-type="string">
            <text:p>sonipavan002@gmail.com</text:p>
          </table:table-cell>
          <table:table-cell office:value-type="string" calcext:value-type="string">
            <text:p>Balram Somani</text:p>
          </table:table-cell>
          <table:table-cell office:value-type="float" office:value="9545999809" calcext:value-type="float">
            <text:p>9545999809</text:p>
          </table:table-cell>
          <table:table-cell office:value-type="string" calcext:value-type="string">
            <text:p>balramsomani3@gmail.com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bhujbal komal</text:p>
          </table:table-cell>
          <table:table-cell office:value-type="float" office:value="9975292544" calcext:value-type="float">
            <text:p>9975292544</text:p>
          </table:table-cell>
          <table:table-cell office:value-type="string" calcext:value-type="string">
            <text:p>bhujbalkomal17@gmail.com</text:p>
          </table:table-cell>
          <table:table-cell office:value-type="string" calcext:value-type="string">
            <text:p>shital gadekar</text:p>
          </table:table-cell>
          <table:table-cell office:value-type="float" office:value="7057161370" calcext:value-type="float">
            <text:p>7057161370</text:p>
          </table:table-cell>
          <table:table-cell office:value-type="string" calcext:value-type="string">
            <text:p>gadekarshital1@gmail.com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otish Mehta</text:p>
          </table:table-cell>
          <table:table-cell office:value-type="float" office:value="9422247762" calcext:value-type="float">
            <text:p>9422247762</text:p>
          </table:table-cell>
          <table:table-cell office:value-type="string" calcext:value-type="string">
            <text:p>mehta.motish97@gmail.com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esh Mitkari</text:p>
          </table:table-cell>
          <table:table-cell office:value-type="float" office:value="7776887398" calcext:value-type="float">
            <text:p>7776887398</text:p>
          </table:table-cell>
          <table:table-cell office:value-type="string" calcext:value-type="string">
            <text:p>ommitkari@gmail.com</text:p>
          </table:table-cell>
          <table:table-cell office:value-type="string" calcext:value-type="string">
            <text:p>Shubham Bodare</text:p>
          </table:table-cell>
          <table:table-cell table:number-columns-repeated="6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jshekar Hiremadh</text:p>
          </table:table-cell>
          <table:table-cell office:value-type="float" office:value="7773910200" calcext:value-type="float">
            <text:p>7773910200</text:p>
          </table:table-cell>
          <table:table-cell office:value-type="string" calcext:value-type="string">
            <text:p>lordrajshekar@gmail.com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yali Patil</text:p>
          </table:table-cell>
          <table:table-cell office:value-type="float" office:value="9822267293" calcext:value-type="float">
            <text:p>9822267293</text:p>
          </table:table-cell>
          <table:table-cell office:value-type="string" calcext:value-type="string">
            <text:p>ssayali2610@gmail.com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 Bansode</text:p>
          </table:table-cell>
          <table:table-cell office:value-type="float" office:value="9767987067" calcext:value-type="float">
            <text:p>9767987067</text:p>
          </table:table-cell>
          <table:table-cell office:value-type="string" calcext:value-type="string">
            <text:p>gauravbansode90@gmail.com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hil Agrawal</text:p>
          </table:table-cell>
          <table:table-cell office:value-type="float" office:value="8120110218" calcext:value-type="float">
            <text:p>8120110218</text:p>
          </table:table-cell>
          <table:table-cell office:value-type="string" calcext:value-type="string">
            <text:p>akhil8120110218@gmail.com</text:p>
          </table:table-cell>
          <table:table-cell table:number-columns-repeated="7"/>
        </table:table-row>
        <table:table-row table:style-name="ro1" table:number-rows-repeated="104823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09:33:55.324982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22:19:29.319256696</meta:creation-date>
    <dc:date>2016-09-05T09:35:26.586319336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064" meta:object-count="0"/>
  </office:meta>
</office:document-meta>
</file>